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26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31.2mm"/>
    </style:style>
    <style:style style:name="co4" style:family="table-column">
      <style:table-column-properties fo:break-before="auto" style:column-width="27.9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21mm" fo:break-before="auto" style:use-optimal-row-height="false"/>
    </style:style>
    <style:style style:name="ro3" style:family="table-row">
      <style:table-row-properties style:row-height="5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double-thin #000000" style:border-line-width-bottom="0.18mm 0.04mm 0.18mm" style:text-align-source="fix" style:repeat-content="false" fo:border-left="none" fo:border-right="none" fo:border-top="non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11"/>
    <style:style style:name="ce7" style:family="table-cell" style:parent-style-name="Default" style:data-style-name="N2"/>
    <style:style style:name="ce8" style:family="table-cell" style:parent-style-name="Default">
      <style:table-cell-properties fo:border-bottom="none" fo:border-left="none" fo:border-right="0.99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double-thin #000000" style:border-line-width-bottom="0.18mm 0.04mm 0.18mm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11" style:family="table-cell" style:parent-style-name="Default" style:data-style-name="N111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11">
      <style:table-cell-properties fo:border-bottom="0.74pt double-thin #000000" style:border-line-width-bottom="0.18mm 0.04mm 0.18mm" style:text-align-source="fix" style:repeat-content="false" fo:border-left="none" fo:border-right="none" fo:border-top="non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3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order-bottom="none" fo:border-left="none" fo:border-right="0.99pt solid #000000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0.74pt double-thin #000000" style:border-line-width-bottom="0.18mm 0.04mm 0.18mm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0.74pt double-thin #000000" style:border-line-width-bottom="0.18mm 0.04mm 0.18mm" style:text-align-source="fix" style:repeat-content="false" fo:border-left="none" fo:border-right="none" fo:border-top="non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2.3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RandUsa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2" table:default-cell-style-name="ce14"/>
        <table:table-column table:style-name="co4" table:default-cell-style-name="ce7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quota_monthly</text:p>
          </table:table-cell>
          <table:covered-table-cell table:style-name="ce6"/>
          <table:table-cell table:number-columns-repeated="1022"/>
        </table:table-row>
        <table:table-row table:style-name="ro1">
          <table:table-cell table:style-name="ce2" office:value-type="string" calcext:value-type="string">
            <text:p>Period start</text:p>
          </table:table-cell>
          <table:table-cell table:style-name="ce6" office:value-type="date" office:date-value="2001-01-01" calcext:value-type="date">
            <text:p>2001-01-01 00: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eriod quota</text:p>
          </table:table-cell>
          <table:table-cell table:style-name="ce7" office:value-type="float" office:value="100" calcext:value-type="float">
            <text:p>100.00</text:p>
          </table:table-cell>
          <table:table-cell office:value-type="string" calcext:value-type="string">
            <text:p>GB</text:p>
          </table:table-cell>
          <table:table-cell table:number-columns-repeated="1021"/>
        </table:table-row>
        <table:table-row table:style-name="ro1">
          <table:table-cell/>
          <table:table-cell table:style-name="ce7" table:formula="of:=[.B3]/1.024" office:value-type="float" office:value="97.65625" calcext:value-type="float">
            <text:p>97.66</text:p>
          </table:table-cell>
          <table:table-cell office:value-type="string" calcext:value-type="string">
            <text:p>GiB</text:p>
          </table:table-cell>
          <table:table-cell table:number-columns-repeated="1021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Random time series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Generated quota_history</text:p>
          </table:table-cell>
          <table:covered-table-cell table:style-name="ce15"/>
          <table:table-cell table:style-name="ce18" office:value-type="string" calcext:value-type="string">
            <text:p>Refere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</text:p>
          </table:table-cell>
          <table:table-cell table:style-name="ce9" office:value-type="string" calcext:value-type="string">
            <text:p>d</text:p>
          </table:table-cell>
          <table:table-cell table:style-name="ce12" office:value-type="string" calcext:value-type="string">
            <text:p>timestamp</text:p>
          </table:table-cell>
          <table:table-cell table:style-name="ce16" office:value-type="string" calcext:value-type="string">
            <text:p>remaining [B]</text:p>
          </table:table-cell>
          <table:table-cell table:style-name="ce19" office:value-type="string" calcext:value-type="string">
            <text:p>remaining [GiB]</text:p>
          </table:table-cell>
          <table:table-cell table:style-name="ce21" table:number-columns-repeated="1019"/>
        </table:table-row>
        <table:table-row table:style-name="ro3">
          <table:table-cell table:style-name="ce5" office:value-type="float" office:value="3" calcext:value-type="float">
            <office:annotation draw:style-name="gr1" draw:text-style-name="P2" svg:width="28.99mm" svg:height="37.56mm" svg:x="31.25mm" svg:y="33.3mm" draw:caption-point-x="-6.1mm" draw:caption-point-y="0.1mm">
              <dc:date>2015-12-05T00:00:00</dc:date>
              <text:p text:style-name="P1"><text:span text:style-name="T1">Random set of 64 unique numbers in range(0..744) in increasing order. 744 is the number of hours in a 31-day month.</text:span></text:p>
            </office:annotation>
            <text:p>3</text:p>
          </table:table-cell>
          <table:table-cell table:style-name="ce10" office:value-type="float" office:value="989" calcext:value-type="float">
            <office:annotation draw:style-name="gr2" draw:text-style-name="P2" svg:width="28.99mm" svg:height="21.76mm" svg:x="61.56mm" svg:y="33.3mm" draw:caption-point-x="-6.1mm" draw:caption-point-y="0.1mm">
              <dc:date>2015-12-05T00:00:00</dc:date>
              <text:p text:style-name="P1"><text:span text:style-name="T1">Random set of 64 unique numbers in range(1..1000) in decreasing order</text:span></text:p>
            </office:annotation>
            <text:p>989</text:p>
          </table:table-cell>
          <table:table-cell table:style-name="ce13" table:formula="of:=[RandUsage.B$2]+([RandUsage.A8]/24)" office:value-type="date" office:date-value="2001-01-01T03:00:00" calcext:value-type="date">
            <text:p>2001-01-01 03:00</text:p>
          </table:table-cell>
          <table:table-cell table:style-name="ce17" table:formula="of:=[RandUsage.B8]*100000000" office:value-type="float" office:value="98900000000" calcext:value-type="float">
            <text:p>98900000000</text:p>
          </table:table-cell>
          <table:table-cell table:style-name="ce20" table:formula="of:=[RandUsage.D8]/(1024^3)" office:value-type="float" office:value="92.1078026294708" calcext:value-type="float">
            <text:p>92.11</text:p>
          </table:table-cell>
          <table:table-cell table:number-columns-repeated="1019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10" office:value-type="float" office:value="985" calcext:value-type="float">
            <text:p>985</text:p>
          </table:table-cell>
          <table:table-cell table:style-name="ce13" table:formula="of:=[RandUsage.B$2]+([RandUsage.A9]/24)" office:value-type="date" office:date-value="2001-01-02T11:00:00" calcext:value-type="date">
            <text:p>2001-01-02 11:00</text:p>
          </table:table-cell>
          <table:table-cell table:style-name="ce17" table:formula="of:=[RandUsage.B9]*100000000" office:value-type="float" office:value="98500000000" calcext:value-type="float">
            <text:p>98500000000</text:p>
          </table:table-cell>
          <table:table-cell table:style-name="ce20" table:formula="of:=[RandUsage.D9]/(1024^3)" office:value-type="float" office:value="91.7352735996246" calcext:value-type="float">
            <text:p>91.74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float" office:value="970" calcext:value-type="float">
            <text:p>970</text:p>
          </table:table-cell>
          <table:table-cell table:style-name="ce13" table:formula="of:=[RandUsage.B$2]+([RandUsage.A10]/24)" office:value-type="date" office:date-value="2001-01-02T14:00:00" calcext:value-type="date">
            <text:p>2001-01-02 14:00</text:p>
          </table:table-cell>
          <table:table-cell table:style-name="ce17" table:formula="of:=[RandUsage.B10]*100000000" office:value-type="float" office:value="97000000000" calcext:value-type="float">
            <text:p>97000000000</text:p>
          </table:table-cell>
          <table:table-cell table:style-name="ce20" table:formula="of:=[RandUsage.D10]/(1024^3)" office:value-type="float" office:value="90.3382897377014" calcext:value-type="float">
            <text:p>90.34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float" office:value="947" calcext:value-type="float">
            <text:p>947</text:p>
          </table:table-cell>
          <table:table-cell table:style-name="ce13" table:formula="of:=[RandUsage.B$2]+([RandUsage.A11]/24)" office:value-type="date" office:date-value="2001-01-03T08:00:00" calcext:value-type="date">
            <text:p>2001-01-03 08:00</text:p>
          </table:table-cell>
          <table:table-cell table:style-name="ce17" table:formula="of:=[RandUsage.B11]*100000000" office:value-type="float" office:value="94700000000" calcext:value-type="float">
            <text:p>94700000000</text:p>
          </table:table-cell>
          <table:table-cell table:style-name="ce20" table:formula="of:=[RandUsage.D11]/(1024^3)" office:value-type="float" office:value="88.1962478160858" calcext:value-type="float">
            <text:p>88.20</text:p>
          </table:table-cell>
          <table:table-cell table:number-columns-repeated="1019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10" office:value-type="float" office:value="945" calcext:value-type="float">
            <text:p>945</text:p>
          </table:table-cell>
          <table:table-cell table:style-name="ce13" table:formula="of:=[RandUsage.B$2]+([RandUsage.A12]/24)" office:value-type="date" office:date-value="2001-01-03T17:00:00" calcext:value-type="date">
            <text:p>2001-01-03 17:00</text:p>
          </table:table-cell>
          <table:table-cell table:style-name="ce17" table:formula="of:=[RandUsage.B12]*100000000" office:value-type="float" office:value="94500000000" calcext:value-type="float">
            <text:p>94500000000</text:p>
          </table:table-cell>
          <table:table-cell table:style-name="ce20" table:formula="of:=[RandUsage.D12]/(1024^3)" office:value-type="float" office:value="88.0099833011627" calcext:value-type="float">
            <text:p>88.01</text:p>
          </table:table-cell>
          <table:table-cell table:number-columns-repeated="1019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10" office:value-type="float" office:value="926" calcext:value-type="float">
            <text:p>926</text:p>
          </table:table-cell>
          <table:table-cell table:style-name="ce13" table:formula="of:=[RandUsage.B$2]+([RandUsage.A13]/24)" office:value-type="date" office:date-value="2001-01-04T08:00:00" calcext:value-type="date">
            <text:p>2001-01-04 08:00</text:p>
          </table:table-cell>
          <table:table-cell table:style-name="ce17" table:formula="of:=[RandUsage.B13]*100000000" office:value-type="float" office:value="92600000000" calcext:value-type="float">
            <text:p>92600000000</text:p>
          </table:table-cell>
          <table:table-cell table:style-name="ce20" table:formula="of:=[RandUsage.D13]/(1024^3)" office:value-type="float" office:value="86.2404704093933" calcext:value-type="float">
            <text:p>86.24</text:p>
          </table:table-cell>
          <table:table-cell table:number-columns-repeated="1019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10" office:value-type="float" office:value="915" calcext:value-type="float">
            <text:p>915</text:p>
          </table:table-cell>
          <table:table-cell table:style-name="ce13" table:formula="of:=[RandUsage.B$2]+([RandUsage.A14]/24)" office:value-type="date" office:date-value="2001-01-04T16:00:00" calcext:value-type="date">
            <text:p>2001-01-04 16:00</text:p>
          </table:table-cell>
          <table:table-cell table:style-name="ce17" table:formula="of:=[RandUsage.B14]*100000000" office:value-type="float" office:value="91500000000" calcext:value-type="float">
            <text:p>91500000000</text:p>
          </table:table-cell>
          <table:table-cell table:style-name="ce20" table:formula="of:=[RandUsage.D14]/(1024^3)" office:value-type="float" office:value="85.2160155773163" calcext:value-type="float">
            <text:p>85.22</text:p>
          </table:table-cell>
          <table:table-cell table:number-columns-repeated="1019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10" office:value-type="float" office:value="902" calcext:value-type="float">
            <text:p>902</text:p>
          </table:table-cell>
          <table:table-cell table:style-name="ce13" table:formula="of:=[RandUsage.B$2]+([RandUsage.A15]/24)" office:value-type="date" office:date-value="2001-01-05T19:00:00" calcext:value-type="date">
            <text:p>2001-01-05 19:00</text:p>
          </table:table-cell>
          <table:table-cell table:style-name="ce17" table:formula="of:=[RandUsage.B15]*100000000" office:value-type="float" office:value="90200000000" calcext:value-type="float">
            <text:p>90200000000</text:p>
          </table:table-cell>
          <table:table-cell table:style-name="ce20" table:formula="of:=[RandUsage.D15]/(1024^3)" office:value-type="float" office:value="84.0052962303162" calcext:value-type="float">
            <text:p>84.01</text:p>
          </table:table-cell>
          <table:table-cell table:number-columns-repeated="1019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10" office:value-type="float" office:value="877" calcext:value-type="float">
            <text:p>877</text:p>
          </table:table-cell>
          <table:table-cell table:style-name="ce13" table:formula="of:=[RandUsage.B$2]+([RandUsage.A16]/24)" office:value-type="date" office:date-value="2001-01-06T02:00:00" calcext:value-type="date">
            <text:p>2001-01-06 02:00</text:p>
          </table:table-cell>
          <table:table-cell table:style-name="ce17" table:formula="of:=[RandUsage.B16]*100000000" office:value-type="float" office:value="87700000000" calcext:value-type="float">
            <text:p>87700000000</text:p>
          </table:table-cell>
          <table:table-cell table:style-name="ce20" table:formula="of:=[RandUsage.D16]/(1024^3)" office:value-type="float" office:value="81.6769897937775" calcext:value-type="float">
            <text:p>81.68</text:p>
          </table:table-cell>
          <table:table-cell table:number-columns-repeated="1019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style-name="ce10" office:value-type="float" office:value="873" calcext:value-type="float">
            <text:p>873</text:p>
          </table:table-cell>
          <table:table-cell table:style-name="ce13" table:formula="of:=[RandUsage.B$2]+([RandUsage.A17]/24)" office:value-type="date" office:date-value="2001-01-06T11:00:00" calcext:value-type="date">
            <text:p>2001-01-06 11:00</text:p>
          </table:table-cell>
          <table:table-cell table:style-name="ce17" table:formula="of:=[RandUsage.B17]*100000000" office:value-type="float" office:value="87300000000" calcext:value-type="float">
            <text:p>87300000000</text:p>
          </table:table-cell>
          <table:table-cell table:style-name="ce20" table:formula="of:=[RandUsage.D17]/(1024^3)" office:value-type="float" office:value="81.3044607639313" calcext:value-type="float">
            <text:p>81.30</text:p>
          </table:table-cell>
          <table:table-cell table:number-columns-repeated="1019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10" office:value-type="float" office:value="867" calcext:value-type="float">
            <text:p>867</text:p>
          </table:table-cell>
          <table:table-cell table:style-name="ce13" table:formula="of:=[RandUsage.B$2]+([RandUsage.A18]/24)" office:value-type="date" office:date-value="2001-01-06T12:00:00" calcext:value-type="date">
            <text:p>2001-01-06 12:00</text:p>
          </table:table-cell>
          <table:table-cell table:style-name="ce17" table:formula="of:=[RandUsage.B18]*100000000" office:value-type="float" office:value="86700000000" calcext:value-type="float">
            <text:p>86700000000</text:p>
          </table:table-cell>
          <table:table-cell table:style-name="ce20" table:formula="of:=[RandUsage.D18]/(1024^3)" office:value-type="float" office:value="80.745667219162" calcext:value-type="float">
            <text:p>80.75</text:p>
          </table:table-cell>
          <table:table-cell table:number-columns-repeated="1019"/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10" office:value-type="float" office:value="850" calcext:value-type="float">
            <text:p>850</text:p>
          </table:table-cell>
          <table:table-cell table:style-name="ce13" table:formula="of:=[RandUsage.B$2]+([RandUsage.A19]/24)" office:value-type="date" office:date-value="2001-01-06T21:00:00" calcext:value-type="date">
            <text:p>2001-01-06 21:00</text:p>
          </table:table-cell>
          <table:table-cell table:style-name="ce17" table:formula="of:=[RandUsage.B19]*100000000" office:value-type="float" office:value="85000000000" calcext:value-type="float">
            <text:p>85000000000</text:p>
          </table:table-cell>
          <table:table-cell table:style-name="ce20" table:formula="of:=[RandUsage.D19]/(1024^3)" office:value-type="float" office:value="79.1624188423157" calcext:value-type="float">
            <text:p>79.16</text:p>
          </table:table-cell>
          <table:table-cell table:number-columns-repeated="1019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10" office:value-type="float" office:value="846" calcext:value-type="float">
            <text:p>846</text:p>
          </table:table-cell>
          <table:table-cell table:style-name="ce13" table:formula="of:=[RandUsage.B$2]+([RandUsage.A20]/24)" office:value-type="date" office:date-value="2001-01-07" calcext:value-type="date">
            <text:p>2001-01-07 00:00</text:p>
          </table:table-cell>
          <table:table-cell table:style-name="ce17" table:formula="of:=[RandUsage.B20]*100000000" office:value-type="float" office:value="84600000000" calcext:value-type="float">
            <text:p>84600000000</text:p>
          </table:table-cell>
          <table:table-cell table:style-name="ce20" table:formula="of:=[RandUsage.D20]/(1024^3)" office:value-type="float" office:value="78.7898898124695" calcext:value-type="float">
            <text:p>78.79</text:p>
          </table:table-cell>
          <table:table-cell table:number-columns-repeated="1019"/>
        </table:table-row>
        <table:table-row table:style-name="ro1">
          <table:table-cell table:style-name="ce5" office:value-type="float" office:value="171" calcext:value-type="float">
            <text:p>171</text:p>
          </table:table-cell>
          <table:table-cell table:style-name="ce10" office:value-type="float" office:value="798" calcext:value-type="float">
            <text:p>798</text:p>
          </table:table-cell>
          <table:table-cell table:style-name="ce13" table:formula="of:=[RandUsage.B$2]+([RandUsage.A21]/24)" office:value-type="date" office:date-value="2001-01-08T03:00:00" calcext:value-type="date">
            <text:p>2001-01-08 03:00</text:p>
          </table:table-cell>
          <table:table-cell table:style-name="ce17" table:formula="of:=[RandUsage.B21]*100000000" office:value-type="float" office:value="79800000000" calcext:value-type="float">
            <text:p>79800000000</text:p>
          </table:table-cell>
          <table:table-cell table:style-name="ce20" table:formula="of:=[RandUsage.D21]/(1024^3)" office:value-type="float" office:value="74.3195414543152" calcext:value-type="float">
            <text:p>74.32</text:p>
          </table:table-cell>
          <table:table-cell table:number-columns-repeated="1019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10" office:value-type="float" office:value="773" calcext:value-type="float">
            <text:p>773</text:p>
          </table:table-cell>
          <table:table-cell table:style-name="ce13" table:formula="of:=[RandUsage.B$2]+([RandUsage.A22]/24)" office:value-type="date" office:date-value="2001-01-08T22:00:00" calcext:value-type="date">
            <text:p>2001-01-08 22:00</text:p>
          </table:table-cell>
          <table:table-cell table:style-name="ce17" table:formula="of:=[RandUsage.B22]*100000000" office:value-type="float" office:value="77300000000" calcext:value-type="float">
            <text:p>77300000000</text:p>
          </table:table-cell>
          <table:table-cell table:style-name="ce20" table:formula="of:=[RandUsage.D22]/(1024^3)" office:value-type="float" office:value="71.9912350177765" calcext:value-type="float">
            <text:p>71.99</text:p>
          </table:table-cell>
          <table:table-cell table:number-columns-repeated="1019"/>
        </table:table-row>
        <table:table-row table:style-name="ro1">
          <table:table-cell table:style-name="ce5" office:value-type="float" office:value="191" calcext:value-type="float">
            <text:p>191</text:p>
          </table:table-cell>
          <table:table-cell table:style-name="ce10" office:value-type="float" office:value="753" calcext:value-type="float">
            <text:p>753</text:p>
          </table:table-cell>
          <table:table-cell table:style-name="ce13" table:formula="of:=[RandUsage.B$2]+([RandUsage.A23]/24)" office:value-type="date" office:date-value="2001-01-08T23:00:00" calcext:value-type="date">
            <text:p>2001-01-08 23:00</text:p>
          </table:table-cell>
          <table:table-cell table:style-name="ce17" table:formula="of:=[RandUsage.B23]*100000000" office:value-type="float" office:value="75300000000" calcext:value-type="float">
            <text:p>75300000000</text:p>
          </table:table-cell>
          <table:table-cell table:style-name="ce20" table:formula="of:=[RandUsage.D23]/(1024^3)" office:value-type="float" office:value="70.1285898685455" calcext:value-type="float">
            <text:p>70.13</text:p>
          </table:table-cell>
          <table:table-cell table:number-columns-repeated="1019"/>
        </table:table-row>
        <table:table-row table:style-name="ro1">
          <table:table-cell table:style-name="ce5" office:value-type="float" office:value="192" calcext:value-type="float">
            <text:p>192</text:p>
          </table:table-cell>
          <table:table-cell table:style-name="ce10" office:value-type="float" office:value="744" calcext:value-type="float">
            <text:p>744</text:p>
          </table:table-cell>
          <table:table-cell table:style-name="ce13" table:formula="of:=[RandUsage.B$2]+([RandUsage.A24]/24)" office:value-type="date" office:date-value="2001-01-09" calcext:value-type="date">
            <text:p>2001-01-09 00:00</text:p>
          </table:table-cell>
          <table:table-cell table:style-name="ce17" table:formula="of:=[RandUsage.B24]*100000000" office:value-type="float" office:value="74400000000" calcext:value-type="float">
            <text:p>74400000000</text:p>
          </table:table-cell>
          <table:table-cell table:style-name="ce20" table:formula="of:=[RandUsage.D24]/(1024^3)" office:value-type="float" office:value="69.2903995513916" calcext:value-type="float">
            <text:p>69.29</text:p>
          </table:table-cell>
          <table:table-cell table:number-columns-repeated="1019"/>
        </table:table-row>
        <table:table-row table:style-name="ro1">
          <table:table-cell table:style-name="ce5" office:value-type="float" office:value="193" calcext:value-type="float">
            <text:p>193</text:p>
          </table:table-cell>
          <table:table-cell table:style-name="ce10" office:value-type="float" office:value="712" calcext:value-type="float">
            <text:p>712</text:p>
          </table:table-cell>
          <table:table-cell table:style-name="ce13" table:formula="of:=[RandUsage.B$2]+([RandUsage.A25]/24)" office:value-type="date" office:date-value="2001-01-09T01:00:00" calcext:value-type="date">
            <text:p>2001-01-09 01:00</text:p>
          </table:table-cell>
          <table:table-cell table:style-name="ce17" table:formula="of:=[RandUsage.B25]*100000000" office:value-type="float" office:value="71200000000" calcext:value-type="float">
            <text:p>71200000000</text:p>
          </table:table-cell>
          <table:table-cell table:style-name="ce20" table:formula="of:=[RandUsage.D25]/(1024^3)" office:value-type="float" office:value="66.3101673126221" calcext:value-type="float">
            <text:p>66.31</text:p>
          </table:table-cell>
          <table:table-cell table:number-columns-repeated="1019"/>
        </table:table-row>
        <table:table-row table:style-name="ro1">
          <table:table-cell table:style-name="ce5" office:value-type="float" office:value="194" calcext:value-type="float">
            <text:p>194</text:p>
          </table:table-cell>
          <table:table-cell table:style-name="ce10" office:value-type="float" office:value="691" calcext:value-type="float">
            <text:p>691</text:p>
          </table:table-cell>
          <table:table-cell table:style-name="ce13" table:formula="of:=[RandUsage.B$2]+([RandUsage.A26]/24)" office:value-type="date" office:date-value="2001-01-09T02:00:00" calcext:value-type="date">
            <text:p>2001-01-09 02:00</text:p>
          </table:table-cell>
          <table:table-cell table:style-name="ce17" table:formula="of:=[RandUsage.B26]*100000000" office:value-type="float" office:value="69100000000" calcext:value-type="float">
            <text:p>69100000000</text:p>
          </table:table-cell>
          <table:table-cell table:style-name="ce20" table:formula="of:=[RandUsage.D26]/(1024^3)" office:value-type="float" office:value="64.3543899059296" calcext:value-type="float">
            <text:p>64.35</text:p>
          </table:table-cell>
          <table:table-cell table:number-columns-repeated="1019"/>
        </table:table-row>
        <table:table-row table:style-name="ro1">
          <table:table-cell table:style-name="ce5" office:value-type="float" office:value="204" calcext:value-type="float">
            <text:p>204</text:p>
          </table:table-cell>
          <table:table-cell table:style-name="ce10" office:value-type="float" office:value="688" calcext:value-type="float">
            <text:p>688</text:p>
          </table:table-cell>
          <table:table-cell table:style-name="ce13" table:formula="of:=[RandUsage.B$2]+([RandUsage.A27]/24)" office:value-type="date" office:date-value="2001-01-09T12:00:00" calcext:value-type="date">
            <text:p>2001-01-09 12:00</text:p>
          </table:table-cell>
          <table:table-cell table:style-name="ce17" table:formula="of:=[RandUsage.B27]*100000000" office:value-type="float" office:value="68800000000" calcext:value-type="float">
            <text:p>68800000000</text:p>
          </table:table-cell>
          <table:table-cell table:style-name="ce20" table:formula="of:=[RandUsage.D27]/(1024^3)" office:value-type="float" office:value="64.0749931335449" calcext:value-type="float">
            <text:p>64.07</text:p>
          </table:table-cell>
          <table:table-cell table:number-columns-repeated="1019"/>
        </table:table-row>
        <table:table-row table:style-name="ro1">
          <table:table-cell table:style-name="ce5" office:value-type="float" office:value="226" calcext:value-type="float">
            <text:p>226</text:p>
          </table:table-cell>
          <table:table-cell table:style-name="ce10" office:value-type="float" office:value="684" calcext:value-type="float">
            <text:p>684</text:p>
          </table:table-cell>
          <table:table-cell table:style-name="ce13" table:formula="of:=[RandUsage.B$2]+([RandUsage.A28]/24)" office:value-type="date" office:date-value="2001-01-10T10:00:00" calcext:value-type="date">
            <text:p>2001-01-10 10:00</text:p>
          </table:table-cell>
          <table:table-cell table:style-name="ce17" table:formula="of:=[RandUsage.B28]*100000000" office:value-type="float" office:value="68400000000" calcext:value-type="float">
            <text:p>68400000000</text:p>
          </table:table-cell>
          <table:table-cell table:style-name="ce20" table:formula="of:=[RandUsage.D28]/(1024^3)" office:value-type="float" office:value="63.7024641036987" calcext:value-type="float">
            <text:p>63.70</text:p>
          </table:table-cell>
          <table:table-cell table:number-columns-repeated="1019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10" office:value-type="float" office:value="667" calcext:value-type="float">
            <text:p>667</text:p>
          </table:table-cell>
          <table:table-cell table:style-name="ce13" table:formula="of:=[RandUsage.B$2]+([RandUsage.A29]/24)" office:value-type="date" office:date-value="2001-01-11T10:00:00" calcext:value-type="date">
            <text:p>2001-01-11 10:00</text:p>
          </table:table-cell>
          <table:table-cell table:style-name="ce17" table:formula="of:=[RandUsage.B29]*100000000" office:value-type="float" office:value="66700000000" calcext:value-type="float">
            <text:p>66700000000</text:p>
          </table:table-cell>
          <table:table-cell table:style-name="ce20" table:formula="of:=[RandUsage.D29]/(1024^3)" office:value-type="float" office:value="62.1192157268524" calcext:value-type="float">
            <text:p>62.12</text:p>
          </table:table-cell>
          <table:table-cell table:number-columns-repeated="1019"/>
        </table:table-row>
        <table:table-row table:style-name="ro1">
          <table:table-cell table:style-name="ce5" office:value-type="float" office:value="266" calcext:value-type="float">
            <text:p>266</text:p>
          </table:table-cell>
          <table:table-cell table:style-name="ce10" office:value-type="float" office:value="629" calcext:value-type="float">
            <text:p>629</text:p>
          </table:table-cell>
          <table:table-cell table:style-name="ce13" table:formula="of:=[RandUsage.B$2]+([RandUsage.A30]/24)" office:value-type="date" office:date-value="2001-01-12T02:00:00" calcext:value-type="date">
            <text:p>2001-01-12 02:00</text:p>
          </table:table-cell>
          <table:table-cell table:style-name="ce17" table:formula="of:=[RandUsage.B30]*100000000" office:value-type="float" office:value="62900000000" calcext:value-type="float">
            <text:p>62900000000</text:p>
          </table:table-cell>
          <table:table-cell table:style-name="ce20" table:formula="of:=[RandUsage.D30]/(1024^3)" office:value-type="float" office:value="58.5801899433136" calcext:value-type="float">
            <text:p>58.58</text:p>
          </table:table-cell>
          <table:table-cell table:number-columns-repeated="1019"/>
        </table:table-row>
        <table:table-row table:style-name="ro1">
          <table:table-cell table:style-name="ce5" office:value-type="float" office:value="272" calcext:value-type="float">
            <text:p>272</text:p>
          </table:table-cell>
          <table:table-cell table:style-name="ce10" office:value-type="float" office:value="624" calcext:value-type="float">
            <text:p>624</text:p>
          </table:table-cell>
          <table:table-cell table:style-name="ce13" table:formula="of:=[RandUsage.B$2]+([RandUsage.A31]/24)" office:value-type="date" office:date-value="2001-01-12T08:00:00" calcext:value-type="date">
            <text:p>2001-01-12 08:00</text:p>
          </table:table-cell>
          <table:table-cell table:style-name="ce17" table:formula="of:=[RandUsage.B31]*100000000" office:value-type="float" office:value="62400000000" calcext:value-type="float">
            <text:p>62400000000</text:p>
          </table:table-cell>
          <table:table-cell table:style-name="ce20" table:formula="of:=[RandUsage.D31]/(1024^3)" office:value-type="float" office:value="58.1145286560059" calcext:value-type="float">
            <text:p>58.11</text:p>
          </table:table-cell>
          <table:table-cell table:number-columns-repeated="1019"/>
        </table:table-row>
        <table:table-row table:style-name="ro1">
          <table:table-cell table:style-name="ce5" office:value-type="float" office:value="282" calcext:value-type="float">
            <text:p>282</text:p>
          </table:table-cell>
          <table:table-cell table:style-name="ce10" office:value-type="float" office:value="614" calcext:value-type="float">
            <text:p>614</text:p>
          </table:table-cell>
          <table:table-cell table:style-name="ce13" table:formula="of:=[RandUsage.B$2]+([RandUsage.A32]/24)" office:value-type="date" office:date-value="2001-01-12T18:00:00" calcext:value-type="date">
            <text:p>2001-01-12 18:00</text:p>
          </table:table-cell>
          <table:table-cell table:style-name="ce17" table:formula="of:=[RandUsage.B32]*100000000" office:value-type="float" office:value="61400000000" calcext:value-type="float">
            <text:p>61400000000</text:p>
          </table:table-cell>
          <table:table-cell table:style-name="ce20" table:formula="of:=[RandUsage.D32]/(1024^3)" office:value-type="float" office:value="57.1832060813904" calcext:value-type="float">
            <text:p>57.18</text:p>
          </table:table-cell>
          <table:table-cell table:number-columns-repeated="1019"/>
        </table:table-row>
        <table:table-row table:style-name="ro1">
          <table:table-cell table:style-name="ce5" office:value-type="float" office:value="334" calcext:value-type="float">
            <text:p>334</text:p>
          </table:table-cell>
          <table:table-cell table:style-name="ce10" office:value-type="float" office:value="578" calcext:value-type="float">
            <text:p>578</text:p>
          </table:table-cell>
          <table:table-cell table:style-name="ce13" table:formula="of:=[RandUsage.B$2]+([RandUsage.A33]/24)" office:value-type="date" office:date-value="2001-01-14T22:00:00" calcext:value-type="date">
            <text:p>2001-01-14 22:00</text:p>
          </table:table-cell>
          <table:table-cell table:style-name="ce17" table:formula="of:=[RandUsage.B33]*100000000" office:value-type="float" office:value="57800000000" calcext:value-type="float">
            <text:p>57800000000</text:p>
          </table:table-cell>
          <table:table-cell table:style-name="ce20" table:formula="of:=[RandUsage.D33]/(1024^3)" office:value-type="float" office:value="53.8304448127747" calcext:value-type="float">
            <text:p>53.83</text:p>
          </table:table-cell>
          <table:table-cell table:number-columns-repeated="1019"/>
        </table:table-row>
        <table:table-row table:style-name="ro1">
          <table:table-cell table:style-name="ce5" office:value-type="float" office:value="339" calcext:value-type="float">
            <text:p>339</text:p>
          </table:table-cell>
          <table:table-cell table:style-name="ce10" office:value-type="float" office:value="566" calcext:value-type="float">
            <text:p>566</text:p>
          </table:table-cell>
          <table:table-cell table:style-name="ce13" table:formula="of:=[RandUsage.B$2]+([RandUsage.A34]/24)" office:value-type="date" office:date-value="2001-01-15T03:00:00" calcext:value-type="date">
            <text:p>2001-01-15 03:00</text:p>
          </table:table-cell>
          <table:table-cell table:style-name="ce17" table:formula="of:=[RandUsage.B34]*100000000" office:value-type="float" office:value="56600000000" calcext:value-type="float">
            <text:p>56600000000</text:p>
          </table:table-cell>
          <table:table-cell table:style-name="ce20" table:formula="of:=[RandUsage.D34]/(1024^3)" office:value-type="float" office:value="52.7128577232361" calcext:value-type="float">
            <text:p>52.71</text:p>
          </table:table-cell>
          <table:table-cell table:number-columns-repeated="1019"/>
        </table:table-row>
        <table:table-row table:style-name="ro1">
          <table:table-cell table:style-name="ce5" office:value-type="float" office:value="354" calcext:value-type="float">
            <text:p>354</text:p>
          </table:table-cell>
          <table:table-cell table:style-name="ce10" office:value-type="float" office:value="561" calcext:value-type="float">
            <text:p>561</text:p>
          </table:table-cell>
          <table:table-cell table:style-name="ce13" table:formula="of:=[RandUsage.B$2]+([RandUsage.A35]/24)" office:value-type="date" office:date-value="2001-01-15T18:00:00" calcext:value-type="date">
            <text:p>2001-01-15 18:00</text:p>
          </table:table-cell>
          <table:table-cell table:style-name="ce17" table:formula="of:=[RandUsage.B35]*100000000" office:value-type="float" office:value="56100000000" calcext:value-type="float">
            <text:p>56100000000</text:p>
          </table:table-cell>
          <table:table-cell table:style-name="ce20" table:formula="of:=[RandUsage.D35]/(1024^3)" office:value-type="float" office:value="52.2471964359283" calcext:value-type="float">
            <text:p>52.25</text:p>
          </table:table-cell>
          <table:table-cell table:number-columns-repeated="1019"/>
        </table:table-row>
        <table:table-row table:style-name="ro1">
          <table:table-cell table:style-name="ce5" office:value-type="float" office:value="356" calcext:value-type="float">
            <text:p>356</text:p>
          </table:table-cell>
          <table:table-cell table:style-name="ce10" office:value-type="float" office:value="552" calcext:value-type="float">
            <text:p>552</text:p>
          </table:table-cell>
          <table:table-cell table:style-name="ce13" table:formula="of:=[RandUsage.B$2]+([RandUsage.A36]/24)" office:value-type="date" office:date-value="2001-01-15T20:00:00" calcext:value-type="date">
            <text:p>2001-01-15 20:00</text:p>
          </table:table-cell>
          <table:table-cell table:style-name="ce17" table:formula="of:=[RandUsage.B36]*100000000" office:value-type="float" office:value="55200000000" calcext:value-type="float">
            <text:p>55200000000</text:p>
          </table:table-cell>
          <table:table-cell table:style-name="ce20" table:formula="of:=[RandUsage.D36]/(1024^3)" office:value-type="float" office:value="51.4090061187744" calcext:value-type="float">
            <text:p>51.41</text:p>
          </table:table-cell>
          <table:table-cell table:number-columns-repeated="1019"/>
        </table:table-row>
        <table:table-row table:style-name="ro1">
          <table:table-cell table:style-name="ce5" office:value-type="float" office:value="381" calcext:value-type="float">
            <text:p>381</text:p>
          </table:table-cell>
          <table:table-cell table:style-name="ce10" office:value-type="float" office:value="546" calcext:value-type="float">
            <text:p>546</text:p>
          </table:table-cell>
          <table:table-cell table:style-name="ce13" table:formula="of:=[RandUsage.B$2]+([RandUsage.A37]/24)" office:value-type="date" office:date-value="2001-01-16T21:00:00" calcext:value-type="date">
            <text:p>2001-01-16 21:00</text:p>
          </table:table-cell>
          <table:table-cell table:style-name="ce17" table:formula="of:=[RandUsage.B37]*100000000" office:value-type="float" office:value="54600000000" calcext:value-type="float">
            <text:p>54600000000</text:p>
          </table:table-cell>
          <table:table-cell table:style-name="ce20" table:formula="of:=[RandUsage.D37]/(1024^3)" office:value-type="float" office:value="50.8502125740051" calcext:value-type="float">
            <text:p>50.85</text:p>
          </table:table-cell>
          <table:table-cell table:number-columns-repeated="1019"/>
        </table:table-row>
        <table:table-row table:style-name="ro1">
          <table:table-cell table:style-name="ce5" office:value-type="float" office:value="393" calcext:value-type="float">
            <text:p>393</text:p>
          </table:table-cell>
          <table:table-cell table:style-name="ce10" office:value-type="float" office:value="538" calcext:value-type="float">
            <text:p>538</text:p>
          </table:table-cell>
          <table:table-cell table:style-name="ce13" table:formula="of:=[RandUsage.B$2]+([RandUsage.A38]/24)" office:value-type="date" office:date-value="2001-01-17T09:00:00" calcext:value-type="date">
            <text:p>2001-01-17 09:00</text:p>
          </table:table-cell>
          <table:table-cell table:style-name="ce17" table:formula="of:=[RandUsage.B38]*100000000" office:value-type="float" office:value="53800000000" calcext:value-type="float">
            <text:p>53800000000</text:p>
          </table:table-cell>
          <table:table-cell table:style-name="ce20" table:formula="of:=[RandUsage.D38]/(1024^3)" office:value-type="float" office:value="50.1051545143127" calcext:value-type="float">
            <text:p>50.11</text:p>
          </table:table-cell>
          <table:table-cell table:number-columns-repeated="1019"/>
        </table:table-row>
        <table:table-row table:style-name="ro1">
          <table:table-cell table:style-name="ce5" office:value-type="float" office:value="399" calcext:value-type="float">
            <text:p>399</text:p>
          </table:table-cell>
          <table:table-cell table:style-name="ce10" office:value-type="float" office:value="502" calcext:value-type="float">
            <text:p>502</text:p>
          </table:table-cell>
          <table:table-cell table:style-name="ce13" table:formula="of:=[RandUsage.B$2]+([RandUsage.A39]/24)" office:value-type="date" office:date-value="2001-01-17T15:00:00" calcext:value-type="date">
            <text:p>2001-01-17 15:00</text:p>
          </table:table-cell>
          <table:table-cell table:style-name="ce17" table:formula="of:=[RandUsage.B39]*100000000" office:value-type="float" office:value="50200000000" calcext:value-type="float">
            <text:p>50200000000</text:p>
          </table:table-cell>
          <table:table-cell table:style-name="ce20" table:formula="of:=[RandUsage.D39]/(1024^3)" office:value-type="float" office:value="46.752393245697" calcext:value-type="float">
            <text:p>46.75</text:p>
          </table:table-cell>
          <table:table-cell table:number-columns-repeated="1019"/>
        </table:table-row>
        <table:table-row table:style-name="ro1">
          <table:table-cell table:style-name="ce5" office:value-type="float" office:value="415" calcext:value-type="float">
            <text:p>415</text:p>
          </table:table-cell>
          <table:table-cell table:style-name="ce10" office:value-type="float" office:value="496" calcext:value-type="float">
            <text:p>496</text:p>
          </table:table-cell>
          <table:table-cell table:style-name="ce13" table:formula="of:=[RandUsage.B$2]+([RandUsage.A40]/24)" office:value-type="date" office:date-value="2001-01-18T07:00:00" calcext:value-type="date">
            <text:p>2001-01-18 07:00</text:p>
          </table:table-cell>
          <table:table-cell table:style-name="ce17" table:formula="of:=[RandUsage.B40]*100000000" office:value-type="float" office:value="49600000000" calcext:value-type="float">
            <text:p>49600000000</text:p>
          </table:table-cell>
          <table:table-cell table:style-name="ce20" table:formula="of:=[RandUsage.D40]/(1024^3)" office:value-type="float" office:value="46.1935997009277" calcext:value-type="float">
            <text:p>46.19</text:p>
          </table:table-cell>
          <table:table-cell table:number-columns-repeated="1019"/>
        </table:table-row>
        <table:table-row table:style-name="ro1">
          <table:table-cell table:style-name="ce5" office:value-type="float" office:value="418" calcext:value-type="float">
            <text:p>418</text:p>
          </table:table-cell>
          <table:table-cell table:style-name="ce10" office:value-type="float" office:value="494" calcext:value-type="float">
            <text:p>494</text:p>
          </table:table-cell>
          <table:table-cell table:style-name="ce13" table:formula="of:=[RandUsage.B$2]+([RandUsage.A41]/24)" office:value-type="date" office:date-value="2001-01-18T10:00:00" calcext:value-type="date">
            <text:p>2001-01-18 10:00</text:p>
          </table:table-cell>
          <table:table-cell table:style-name="ce17" table:formula="of:=[RandUsage.B41]*100000000" office:value-type="float" office:value="49400000000" calcext:value-type="float">
            <text:p>49400000000</text:p>
          </table:table-cell>
          <table:table-cell table:style-name="ce20" table:formula="of:=[RandUsage.D41]/(1024^3)" office:value-type="float" office:value="46.0073351860046" calcext:value-type="float">
            <text:p>46.01</text:p>
          </table:table-cell>
          <table:table-cell table:number-columns-repeated="1019"/>
        </table:table-row>
        <table:table-row table:style-name="ro1">
          <table:table-cell table:style-name="ce5" office:value-type="float" office:value="437" calcext:value-type="float">
            <text:p>437</text:p>
          </table:table-cell>
          <table:table-cell table:style-name="ce10" office:value-type="float" office:value="490" calcext:value-type="float">
            <text:p>490</text:p>
          </table:table-cell>
          <table:table-cell table:style-name="ce13" table:formula="of:=[RandUsage.B$2]+([RandUsage.A42]/24)" office:value-type="date" office:date-value="2001-01-19T05:00:00" calcext:value-type="date">
            <text:p>2001-01-19 05:00</text:p>
          </table:table-cell>
          <table:table-cell table:style-name="ce17" table:formula="of:=[RandUsage.B42]*100000000" office:value-type="float" office:value="49000000000" calcext:value-type="float">
            <text:p>49000000000</text:p>
          </table:table-cell>
          <table:table-cell table:style-name="ce20" table:formula="of:=[RandUsage.D42]/(1024^3)" office:value-type="float" office:value="45.6348061561585" calcext:value-type="float">
            <text:p>45.63</text:p>
          </table:table-cell>
          <table:table-cell table:number-columns-repeated="1019"/>
        </table:table-row>
        <table:table-row table:style-name="ro1">
          <table:table-cell table:style-name="ce5" office:value-type="float" office:value="454" calcext:value-type="float">
            <text:p>454</text:p>
          </table:table-cell>
          <table:table-cell table:style-name="ce10" office:value-type="float" office:value="479" calcext:value-type="float">
            <text:p>479</text:p>
          </table:table-cell>
          <table:table-cell table:style-name="ce13" table:formula="of:=[RandUsage.B$2]+([RandUsage.A43]/24)" office:value-type="date" office:date-value="2001-01-19T22:00:00" calcext:value-type="date">
            <text:p>2001-01-19 22:00</text:p>
          </table:table-cell>
          <table:table-cell table:style-name="ce17" table:formula="of:=[RandUsage.B43]*100000000" office:value-type="float" office:value="47900000000" calcext:value-type="float">
            <text:p>47900000000</text:p>
          </table:table-cell>
          <table:table-cell table:style-name="ce20" table:formula="of:=[RandUsage.D43]/(1024^3)" office:value-type="float" office:value="44.6103513240814" calcext:value-type="float">
            <text:p>44.61</text:p>
          </table:table-cell>
          <table:table-cell table:number-columns-repeated="1019"/>
        </table:table-row>
        <table:table-row table:style-name="ro1">
          <table:table-cell table:style-name="ce5" office:value-type="float" office:value="458" calcext:value-type="float">
            <text:p>458</text:p>
          </table:table-cell>
          <table:table-cell table:style-name="ce10" office:value-type="float" office:value="472" calcext:value-type="float">
            <text:p>472</text:p>
          </table:table-cell>
          <table:table-cell table:style-name="ce13" table:formula="of:=[RandUsage.B$2]+([RandUsage.A44]/24)" office:value-type="date" office:date-value="2001-01-20T02:00:00" calcext:value-type="date">
            <text:p>2001-01-20 02:00</text:p>
          </table:table-cell>
          <table:table-cell table:style-name="ce17" table:formula="of:=[RandUsage.B44]*100000000" office:value-type="float" office:value="47200000000" calcext:value-type="float">
            <text:p>47200000000</text:p>
          </table:table-cell>
          <table:table-cell table:style-name="ce20" table:formula="of:=[RandUsage.D44]/(1024^3)" office:value-type="float" office:value="43.9584255218506" calcext:value-type="float">
            <text:p>43.96</text:p>
          </table:table-cell>
          <table:table-cell table:number-columns-repeated="1019"/>
        </table:table-row>
        <table:table-row table:style-name="ro1">
          <table:table-cell table:style-name="ce5" office:value-type="float" office:value="462" calcext:value-type="float">
            <text:p>462</text:p>
          </table:table-cell>
          <table:table-cell table:style-name="ce10" office:value-type="float" office:value="469" calcext:value-type="float">
            <text:p>469</text:p>
          </table:table-cell>
          <table:table-cell table:style-name="ce13" table:formula="of:=[RandUsage.B$2]+([RandUsage.A45]/24)" office:value-type="date" office:date-value="2001-01-20T06:00:00" calcext:value-type="date">
            <text:p>2001-01-20 06:00</text:p>
          </table:table-cell>
          <table:table-cell table:style-name="ce17" table:formula="of:=[RandUsage.B45]*100000000" office:value-type="float" office:value="46900000000" calcext:value-type="float">
            <text:p>46900000000</text:p>
          </table:table-cell>
          <table:table-cell table:style-name="ce20" table:formula="of:=[RandUsage.D45]/(1024^3)" office:value-type="float" office:value="43.6790287494659" calcext:value-type="float">
            <text:p>43.68</text:p>
          </table:table-cell>
          <table:table-cell table:number-columns-repeated="1019"/>
        </table:table-row>
        <table:table-row table:style-name="ro1">
          <table:table-cell table:style-name="ce5" office:value-type="float" office:value="488" calcext:value-type="float">
            <text:p>488</text:p>
          </table:table-cell>
          <table:table-cell table:style-name="ce10" office:value-type="float" office:value="449" calcext:value-type="float">
            <text:p>449</text:p>
          </table:table-cell>
          <table:table-cell table:style-name="ce13" table:formula="of:=[RandUsage.B$2]+([RandUsage.A46]/24)" office:value-type="date" office:date-value="2001-01-21T08:00:00" calcext:value-type="date">
            <text:p>2001-01-21 08:00</text:p>
          </table:table-cell>
          <table:table-cell table:style-name="ce17" table:formula="of:=[RandUsage.B46]*100000000" office:value-type="float" office:value="44900000000" calcext:value-type="float">
            <text:p>44900000000</text:p>
          </table:table-cell>
          <table:table-cell table:style-name="ce20" table:formula="of:=[RandUsage.D46]/(1024^3)" office:value-type="float" office:value="41.816383600235" calcext:value-type="float">
            <text:p>41.82</text:p>
          </table:table-cell>
          <table:table-cell table:number-columns-repeated="1019"/>
        </table:table-row>
        <table:table-row table:style-name="ro1">
          <table:table-cell table:style-name="ce5" office:value-type="float" office:value="493" calcext:value-type="float">
            <text:p>493</text:p>
          </table:table-cell>
          <table:table-cell table:style-name="ce10" office:value-type="float" office:value="412" calcext:value-type="float">
            <text:p>412</text:p>
          </table:table-cell>
          <table:table-cell table:style-name="ce13" table:formula="of:=[RandUsage.B$2]+([RandUsage.A47]/24)" office:value-type="date" office:date-value="2001-01-21T13:00:00" calcext:value-type="date">
            <text:p>2001-01-21 13:00</text:p>
          </table:table-cell>
          <table:table-cell table:style-name="ce17" table:formula="of:=[RandUsage.B47]*100000000" office:value-type="float" office:value="41200000000" calcext:value-type="float">
            <text:p>41200000000</text:p>
          </table:table-cell>
          <table:table-cell table:style-name="ce20" table:formula="of:=[RandUsage.D47]/(1024^3)" office:value-type="float" office:value="38.3704900741577" calcext:value-type="float">
            <text:p>38.37</text:p>
          </table:table-cell>
          <table:table-cell table:number-columns-repeated="1019"/>
        </table:table-row>
        <table:table-row table:style-name="ro1">
          <table:table-cell table:style-name="ce5" office:value-type="float" office:value="513" calcext:value-type="float">
            <text:p>513</text:p>
          </table:table-cell>
          <table:table-cell table:style-name="ce10" office:value-type="float" office:value="411" calcext:value-type="float">
            <text:p>411</text:p>
          </table:table-cell>
          <table:table-cell table:style-name="ce13" table:formula="of:=[RandUsage.B$2]+([RandUsage.A48]/24)" office:value-type="date" office:date-value="2001-01-22T09:00:00" calcext:value-type="date">
            <text:p>2001-01-22 09:00</text:p>
          </table:table-cell>
          <table:table-cell table:style-name="ce17" table:formula="of:=[RandUsage.B48]*100000000" office:value-type="float" office:value="41100000000" calcext:value-type="float">
            <text:p>41100000000</text:p>
          </table:table-cell>
          <table:table-cell table:style-name="ce20" table:formula="of:=[RandUsage.D48]/(1024^3)" office:value-type="float" office:value="38.2773578166962" calcext:value-type="float">
            <text:p>38.28</text:p>
          </table:table-cell>
          <table:table-cell table:number-columns-repeated="1019"/>
        </table:table-row>
        <table:table-row table:style-name="ro1">
          <table:table-cell table:style-name="ce5" office:value-type="float" office:value="546" calcext:value-type="float">
            <text:p>546</text:p>
          </table:table-cell>
          <table:table-cell table:style-name="ce10" office:value-type="float" office:value="405" calcext:value-type="float">
            <text:p>405</text:p>
          </table:table-cell>
          <table:table-cell table:style-name="ce13" table:formula="of:=[RandUsage.B$2]+([RandUsage.A49]/24)" office:value-type="date" office:date-value="2001-01-23T18:00:00" calcext:value-type="date">
            <text:p>2001-01-23 18:00</text:p>
          </table:table-cell>
          <table:table-cell table:style-name="ce17" table:formula="of:=[RandUsage.B49]*100000000" office:value-type="float" office:value="40500000000" calcext:value-type="float">
            <text:p>40500000000</text:p>
          </table:table-cell>
          <table:table-cell table:style-name="ce20" table:formula="of:=[RandUsage.D49]/(1024^3)" office:value-type="float" office:value="37.7185642719269" calcext:value-type="float">
            <text:p>37.72</text:p>
          </table:table-cell>
          <table:table-cell table:number-columns-repeated="1019"/>
        </table:table-row>
        <table:table-row table:style-name="ro1">
          <table:table-cell table:style-name="ce5" office:value-type="float" office:value="551" calcext:value-type="float">
            <text:p>551</text:p>
          </table:table-cell>
          <table:table-cell table:style-name="ce10" office:value-type="float" office:value="399" calcext:value-type="float">
            <text:p>399</text:p>
          </table:table-cell>
          <table:table-cell table:style-name="ce13" table:formula="of:=[RandUsage.B$2]+([RandUsage.A50]/24)" office:value-type="date" office:date-value="2001-01-23T23:00:00" calcext:value-type="date">
            <text:p>2001-01-23 23:00</text:p>
          </table:table-cell>
          <table:table-cell table:style-name="ce17" table:formula="of:=[RandUsage.B50]*100000000" office:value-type="float" office:value="39900000000" calcext:value-type="float">
            <text:p>39900000000</text:p>
          </table:table-cell>
          <table:table-cell table:style-name="ce20" table:formula="of:=[RandUsage.D50]/(1024^3)" office:value-type="float" office:value="37.1597707271576" calcext:value-type="float">
            <text:p>37.16</text:p>
          </table:table-cell>
          <table:table-cell table:number-columns-repeated="1019"/>
        </table:table-row>
        <table:table-row table:style-name="ro1">
          <table:table-cell table:style-name="ce5" office:value-type="float" office:value="557" calcext:value-type="float">
            <text:p>557</text:p>
          </table:table-cell>
          <table:table-cell table:style-name="ce10" office:value-type="float" office:value="372" calcext:value-type="float">
            <text:p>372</text:p>
          </table:table-cell>
          <table:table-cell table:style-name="ce13" table:formula="of:=[RandUsage.B$2]+([RandUsage.A51]/24)" office:value-type="date" office:date-value="2001-01-24T05:00:00" calcext:value-type="date">
            <text:p>2001-01-24 05:00</text:p>
          </table:table-cell>
          <table:table-cell table:style-name="ce17" table:formula="of:=[RandUsage.B51]*100000000" office:value-type="float" office:value="37200000000" calcext:value-type="float">
            <text:p>37200000000</text:p>
          </table:table-cell>
          <table:table-cell table:style-name="ce20" table:formula="of:=[RandUsage.D51]/(1024^3)" office:value-type="float" office:value="34.6451997756958" calcext:value-type="float">
            <text:p>34.65</text:p>
          </table:table-cell>
          <table:table-cell table:number-columns-repeated="1019"/>
        </table:table-row>
        <table:table-row table:style-name="ro1">
          <table:table-cell table:style-name="ce5" office:value-type="float" office:value="566" calcext:value-type="float">
            <text:p>566</text:p>
          </table:table-cell>
          <table:table-cell table:style-name="ce10" office:value-type="float" office:value="343" calcext:value-type="float">
            <text:p>343</text:p>
          </table:table-cell>
          <table:table-cell table:style-name="ce13" table:formula="of:=[RandUsage.B$2]+([RandUsage.A52]/24)" office:value-type="date" office:date-value="2001-01-24T14:00:00" calcext:value-type="date">
            <text:p>2001-01-24 14:00</text:p>
          </table:table-cell>
          <table:table-cell table:style-name="ce17" table:formula="of:=[RandUsage.B52]*100000000" office:value-type="float" office:value="34300000000" calcext:value-type="float">
            <text:p>34300000000</text:p>
          </table:table-cell>
          <table:table-cell table:style-name="ce20" table:formula="of:=[RandUsage.D52]/(1024^3)" office:value-type="float" office:value="31.9443643093109" calcext:value-type="float">
            <text:p>31.94</text:p>
          </table:table-cell>
          <table:table-cell table:number-columns-repeated="1019"/>
        </table:table-row>
        <table:table-row table:style-name="ro1">
          <table:table-cell table:style-name="ce5" office:value-type="float" office:value="571" calcext:value-type="float">
            <text:p>571</text:p>
          </table:table-cell>
          <table:table-cell table:style-name="ce10" office:value-type="float" office:value="334" calcext:value-type="float">
            <text:p>334</text:p>
          </table:table-cell>
          <table:table-cell table:style-name="ce13" table:formula="of:=[RandUsage.B$2]+([RandUsage.A53]/24)" office:value-type="date" office:date-value="2001-01-24T19:00:00" calcext:value-type="date">
            <text:p>2001-01-24 19:00</text:p>
          </table:table-cell>
          <table:table-cell table:style-name="ce17" table:formula="of:=[RandUsage.B53]*100000000" office:value-type="float" office:value="33400000000" calcext:value-type="float">
            <text:p>33400000000</text:p>
          </table:table-cell>
          <table:table-cell table:style-name="ce20" table:formula="of:=[RandUsage.D53]/(1024^3)" office:value-type="float" office:value="31.106173992157" calcext:value-type="float">
            <text:p>31.11</text:p>
          </table:table-cell>
          <table:table-cell table:number-columns-repeated="1019"/>
        </table:table-row>
        <table:table-row table:style-name="ro1">
          <table:table-cell table:style-name="ce5" office:value-type="float" office:value="573" calcext:value-type="float">
            <text:p>573</text:p>
          </table:table-cell>
          <table:table-cell table:style-name="ce10" office:value-type="float" office:value="325" calcext:value-type="float">
            <text:p>325</text:p>
          </table:table-cell>
          <table:table-cell table:style-name="ce13" table:formula="of:=[RandUsage.B$2]+([RandUsage.A54]/24)" office:value-type="date" office:date-value="2001-01-24T21:00:00" calcext:value-type="date">
            <text:p>2001-01-24 21:00</text:p>
          </table:table-cell>
          <table:table-cell table:style-name="ce17" table:formula="of:=[RandUsage.B54]*100000000" office:value-type="float" office:value="32500000000" calcext:value-type="float">
            <text:p>32500000000</text:p>
          </table:table-cell>
          <table:table-cell table:style-name="ce20" table:formula="of:=[RandUsage.D54]/(1024^3)" office:value-type="float" office:value="30.2679836750031" calcext:value-type="float">
            <text:p>30.27</text:p>
          </table:table-cell>
          <table:table-cell table:number-columns-repeated="1019"/>
        </table:table-row>
        <table:table-row table:style-name="ro1">
          <table:table-cell table:style-name="ce5" office:value-type="float" office:value="578" calcext:value-type="float">
            <text:p>578</text:p>
          </table:table-cell>
          <table:table-cell table:style-name="ce10" office:value-type="float" office:value="301" calcext:value-type="float">
            <text:p>301</text:p>
          </table:table-cell>
          <table:table-cell table:style-name="ce13" table:formula="of:=[RandUsage.B$2]+([RandUsage.A55]/24)" office:value-type="date" office:date-value="2001-01-25T02:00:00" calcext:value-type="date">
            <text:p>2001-01-25 02:00</text:p>
          </table:table-cell>
          <table:table-cell table:style-name="ce17" table:formula="of:=[RandUsage.B55]*100000000" office:value-type="float" office:value="30100000000" calcext:value-type="float">
            <text:p>30100000000</text:p>
          </table:table-cell>
          <table:table-cell table:style-name="ce20" table:formula="of:=[RandUsage.D55]/(1024^3)" office:value-type="float" office:value="28.0328094959259" calcext:value-type="float">
            <text:p>28.03</text:p>
          </table:table-cell>
          <table:table-cell table:number-columns-repeated="1019"/>
        </table:table-row>
        <table:table-row table:style-name="ro1">
          <table:table-cell table:style-name="ce5" office:value-type="float" office:value="582" calcext:value-type="float">
            <text:p>582</text:p>
          </table:table-cell>
          <table:table-cell table:style-name="ce10" office:value-type="float" office:value="292" calcext:value-type="float">
            <text:p>292</text:p>
          </table:table-cell>
          <table:table-cell table:style-name="ce13" table:formula="of:=[RandUsage.B$2]+([RandUsage.A56]/24)" office:value-type="date" office:date-value="2001-01-25T06:00:00" calcext:value-type="date">
            <text:p>2001-01-25 06:00</text:p>
          </table:table-cell>
          <table:table-cell table:style-name="ce17" table:formula="of:=[RandUsage.B56]*100000000" office:value-type="float" office:value="29200000000" calcext:value-type="float">
            <text:p>29200000000</text:p>
          </table:table-cell>
          <table:table-cell table:style-name="ce20" table:formula="of:=[RandUsage.D56]/(1024^3)" office:value-type="float" office:value="27.194619178772" calcext:value-type="float">
            <text:p>27.19</text:p>
          </table:table-cell>
          <table:table-cell table:number-columns-repeated="1019"/>
        </table:table-row>
        <table:table-row table:style-name="ro1">
          <table:table-cell table:style-name="ce5" office:value-type="float" office:value="590" calcext:value-type="float">
            <text:p>590</text:p>
          </table:table-cell>
          <table:table-cell table:style-name="ce10" office:value-type="float" office:value="275" calcext:value-type="float">
            <text:p>275</text:p>
          </table:table-cell>
          <table:table-cell table:style-name="ce13" table:formula="of:=[RandUsage.B$2]+([RandUsage.A57]/24)" office:value-type="date" office:date-value="2001-01-25T14:00:00" calcext:value-type="date">
            <text:p>2001-01-25 14:00</text:p>
          </table:table-cell>
          <table:table-cell table:style-name="ce17" table:formula="of:=[RandUsage.B57]*100000000" office:value-type="float" office:value="27500000000" calcext:value-type="float">
            <text:p>27500000000</text:p>
          </table:table-cell>
          <table:table-cell table:style-name="ce20" table:formula="of:=[RandUsage.D57]/(1024^3)" office:value-type="float" office:value="25.6113708019257" calcext:value-type="float">
            <text:p>25.61</text:p>
          </table:table-cell>
          <table:table-cell table:number-columns-repeated="1019"/>
        </table:table-row>
        <table:table-row table:style-name="ro1">
          <table:table-cell table:style-name="ce5" office:value-type="float" office:value="604" calcext:value-type="float">
            <text:p>604</text:p>
          </table:table-cell>
          <table:table-cell table:style-name="ce10" office:value-type="float" office:value="273" calcext:value-type="float">
            <text:p>273</text:p>
          </table:table-cell>
          <table:table-cell table:style-name="ce13" table:formula="of:=[RandUsage.B$2]+([RandUsage.A58]/24)" office:value-type="date" office:date-value="2001-01-26T04:00:00" calcext:value-type="date">
            <text:p>2001-01-26 04:00</text:p>
          </table:table-cell>
          <table:table-cell table:style-name="ce17" table:formula="of:=[RandUsage.B58]*100000000" office:value-type="float" office:value="27300000000" calcext:value-type="float">
            <text:p>27300000000</text:p>
          </table:table-cell>
          <table:table-cell table:style-name="ce20" table:formula="of:=[RandUsage.D58]/(1024^3)" office:value-type="float" office:value="25.4251062870026" calcext:value-type="float">
            <text:p>25.43</text:p>
          </table:table-cell>
          <table:table-cell table:number-columns-repeated="1019"/>
        </table:table-row>
        <table:table-row table:style-name="ro1">
          <table:table-cell table:style-name="ce5" office:value-type="float" office:value="608" calcext:value-type="float">
            <text:p>608</text:p>
          </table:table-cell>
          <table:table-cell table:style-name="ce10" office:value-type="float" office:value="269" calcext:value-type="float">
            <text:p>269</text:p>
          </table:table-cell>
          <table:table-cell table:style-name="ce13" table:formula="of:=[RandUsage.B$2]+([RandUsage.A59]/24)" office:value-type="date" office:date-value="2001-01-26T08:00:00" calcext:value-type="date">
            <text:p>2001-01-26 08:00</text:p>
          </table:table-cell>
          <table:table-cell table:style-name="ce17" table:formula="of:=[RandUsage.B59]*100000000" office:value-type="float" office:value="26900000000" calcext:value-type="float">
            <text:p>26900000000</text:p>
          </table:table-cell>
          <table:table-cell table:style-name="ce20" table:formula="of:=[RandUsage.D59]/(1024^3)" office:value-type="float" office:value="25.0525772571564" calcext:value-type="float">
            <text:p>25.05</text:p>
          </table:table-cell>
          <table:table-cell table:number-columns-repeated="1019"/>
        </table:table-row>
        <table:table-row table:style-name="ro1">
          <table:table-cell table:style-name="ce5" office:value-type="float" office:value="620" calcext:value-type="float">
            <text:p>620</text:p>
          </table:table-cell>
          <table:table-cell table:style-name="ce10" office:value-type="float" office:value="255" calcext:value-type="float">
            <text:p>255</text:p>
          </table:table-cell>
          <table:table-cell table:style-name="ce13" table:formula="of:=[RandUsage.B$2]+([RandUsage.A60]/24)" office:value-type="date" office:date-value="2001-01-26T20:00:00" calcext:value-type="date">
            <text:p>2001-01-26 20:00</text:p>
          </table:table-cell>
          <table:table-cell table:style-name="ce17" table:formula="of:=[RandUsage.B60]*100000000" office:value-type="float" office:value="25500000000" calcext:value-type="float">
            <text:p>25500000000</text:p>
          </table:table-cell>
          <table:table-cell table:style-name="ce20" table:formula="of:=[RandUsage.D60]/(1024^3)" office:value-type="float" office:value="23.7487256526947" calcext:value-type="float">
            <text:p>23.75</text:p>
          </table:table-cell>
          <table:table-cell table:number-columns-repeated="1019"/>
        </table:table-row>
        <table:table-row table:style-name="ro1">
          <table:table-cell table:style-name="ce5" office:value-type="float" office:value="622" calcext:value-type="float">
            <text:p>622</text:p>
          </table:table-cell>
          <table:table-cell table:style-name="ce10" office:value-type="float" office:value="250" calcext:value-type="float">
            <text:p>250</text:p>
          </table:table-cell>
          <table:table-cell table:style-name="ce13" table:formula="of:=[RandUsage.B$2]+([RandUsage.A61]/24)" office:value-type="date" office:date-value="2001-01-26T22:00:00" calcext:value-type="date">
            <text:p>2001-01-26 22:00</text:p>
          </table:table-cell>
          <table:table-cell table:style-name="ce17" table:formula="of:=[RandUsage.B61]*100000000" office:value-type="float" office:value="25000000000" calcext:value-type="float">
            <text:p>25000000000</text:p>
          </table:table-cell>
          <table:table-cell table:style-name="ce20" table:formula="of:=[RandUsage.D61]/(1024^3)" office:value-type="float" office:value="23.283064365387" calcext:value-type="float">
            <text:p>23.28</text:p>
          </table:table-cell>
          <table:table-cell table:number-columns-repeated="1019"/>
        </table:table-row>
        <table:table-row table:style-name="ro1">
          <table:table-cell table:style-name="ce5" office:value-type="float" office:value="636" calcext:value-type="float">
            <text:p>636</text:p>
          </table:table-cell>
          <table:table-cell table:style-name="ce10" office:value-type="float" office:value="205" calcext:value-type="float">
            <text:p>205</text:p>
          </table:table-cell>
          <table:table-cell table:style-name="ce13" table:formula="of:=[RandUsage.B$2]+([RandUsage.A62]/24)" office:value-type="date" office:date-value="2001-01-27T12:00:00" calcext:value-type="date">
            <text:p>2001-01-27 12:00</text:p>
          </table:table-cell>
          <table:table-cell table:style-name="ce17" table:formula="of:=[RandUsage.B62]*100000000" office:value-type="float" office:value="20500000000" calcext:value-type="float">
            <text:p>20500000000</text:p>
          </table:table-cell>
          <table:table-cell table:style-name="ce20" table:formula="of:=[RandUsage.D62]/(1024^3)" office:value-type="float" office:value="19.0921127796173" calcext:value-type="float">
            <text:p>19.09</text:p>
          </table:table-cell>
          <table:table-cell table:number-columns-repeated="1019"/>
        </table:table-row>
        <table:table-row table:style-name="ro1">
          <table:table-cell table:style-name="ce5" office:value-type="float" office:value="637" calcext:value-type="float">
            <text:p>637</text:p>
          </table:table-cell>
          <table:table-cell table:style-name="ce10" office:value-type="float" office:value="192" calcext:value-type="float">
            <text:p>192</text:p>
          </table:table-cell>
          <table:table-cell table:style-name="ce13" table:formula="of:=[RandUsage.B$2]+([RandUsage.A63]/24)" office:value-type="date" office:date-value="2001-01-27T13:00:00" calcext:value-type="date">
            <text:p>2001-01-27 13:00</text:p>
          </table:table-cell>
          <table:table-cell table:style-name="ce17" table:formula="of:=[RandUsage.B63]*100000000" office:value-type="float" office:value="19200000000" calcext:value-type="float">
            <text:p>19200000000</text:p>
          </table:table-cell>
          <table:table-cell table:style-name="ce20" table:formula="of:=[RandUsage.D63]/(1024^3)" office:value-type="float" office:value="17.8813934326172" calcext:value-type="float">
            <text:p>17.88</text:p>
          </table:table-cell>
          <table:table-cell table:number-columns-repeated="1019"/>
        </table:table-row>
        <table:table-row table:style-name="ro1">
          <table:table-cell table:style-name="ce5" office:value-type="float" office:value="641" calcext:value-type="float">
            <text:p>641</text:p>
          </table:table-cell>
          <table:table-cell table:style-name="ce10" office:value-type="float" office:value="189" calcext:value-type="float">
            <text:p>189</text:p>
          </table:table-cell>
          <table:table-cell table:style-name="ce13" table:formula="of:=[RandUsage.B$2]+([RandUsage.A64]/24)" office:value-type="date" office:date-value="2001-01-27T17:00:00" calcext:value-type="date">
            <text:p>2001-01-27 17:00</text:p>
          </table:table-cell>
          <table:table-cell table:style-name="ce17" table:formula="of:=[RandUsage.B64]*100000000" office:value-type="float" office:value="18900000000" calcext:value-type="float">
            <text:p>18900000000</text:p>
          </table:table-cell>
          <table:table-cell table:style-name="ce20" table:formula="of:=[RandUsage.D64]/(1024^3)" office:value-type="float" office:value="17.6019966602325" calcext:value-type="float">
            <text:p>17.60</text:p>
          </table:table-cell>
          <table:table-cell table:number-columns-repeated="1019"/>
        </table:table-row>
        <table:table-row table:style-name="ro1">
          <table:table-cell table:style-name="ce5" office:value-type="float" office:value="647" calcext:value-type="float">
            <text:p>647</text:p>
          </table:table-cell>
          <table:table-cell table:style-name="ce10" office:value-type="float" office:value="187" calcext:value-type="float">
            <text:p>187</text:p>
          </table:table-cell>
          <table:table-cell table:style-name="ce13" table:formula="of:=[RandUsage.B$2]+([RandUsage.A65]/24)" office:value-type="date" office:date-value="2001-01-27T23:00:00" calcext:value-type="date">
            <text:p>2001-01-27 23:00</text:p>
          </table:table-cell>
          <table:table-cell table:style-name="ce17" table:formula="of:=[RandUsage.B65]*100000000" office:value-type="float" office:value="18700000000" calcext:value-type="float">
            <text:p>18700000000</text:p>
          </table:table-cell>
          <table:table-cell table:style-name="ce20" table:formula="of:=[RandUsage.D65]/(1024^3)" office:value-type="float" office:value="17.4157321453094" calcext:value-type="float">
            <text:p>17.42</text:p>
          </table:table-cell>
          <table:table-cell table:number-columns-repeated="1019"/>
        </table:table-row>
        <table:table-row table:style-name="ro1">
          <table:table-cell table:style-name="ce5" office:value-type="float" office:value="655" calcext:value-type="float">
            <text:p>655</text:p>
          </table:table-cell>
          <table:table-cell table:style-name="ce10" office:value-type="float" office:value="183" calcext:value-type="float">
            <text:p>183</text:p>
          </table:table-cell>
          <table:table-cell table:style-name="ce13" table:formula="of:=[RandUsage.B$2]+([RandUsage.A66]/24)" office:value-type="date" office:date-value="2001-01-28T07:00:00" calcext:value-type="date">
            <text:p>2001-01-28 07:00</text:p>
          </table:table-cell>
          <table:table-cell table:style-name="ce17" table:formula="of:=[RandUsage.B66]*100000000" office:value-type="float" office:value="18300000000" calcext:value-type="float">
            <text:p>18300000000</text:p>
          </table:table-cell>
          <table:table-cell table:style-name="ce20" table:formula="of:=[RandUsage.D66]/(1024^3)" office:value-type="float" office:value="17.0432031154633" calcext:value-type="float">
            <text:p>17.04</text:p>
          </table:table-cell>
          <table:table-cell table:number-columns-repeated="1019"/>
        </table:table-row>
        <table:table-row table:style-name="ro1">
          <table:table-cell table:style-name="ce5" office:value-type="float" office:value="673" calcext:value-type="float">
            <text:p>673</text:p>
          </table:table-cell>
          <table:table-cell table:style-name="ce10" office:value-type="float" office:value="175" calcext:value-type="float">
            <text:p>175</text:p>
          </table:table-cell>
          <table:table-cell table:style-name="ce13" table:formula="of:=[RandUsage.B$2]+([RandUsage.A67]/24)" office:value-type="date" office:date-value="2001-01-29T01:00:00" calcext:value-type="date">
            <text:p>2001-01-29 01:00</text:p>
          </table:table-cell>
          <table:table-cell table:style-name="ce17" table:formula="of:=[RandUsage.B67]*100000000" office:value-type="float" office:value="17500000000" calcext:value-type="float">
            <text:p>17500000000</text:p>
          </table:table-cell>
          <table:table-cell table:style-name="ce20" table:formula="of:=[RandUsage.D67]/(1024^3)" office:value-type="float" office:value="16.2981450557709" calcext:value-type="float">
            <text:p>16.30</text:p>
          </table:table-cell>
          <table:table-cell table:number-columns-repeated="1019"/>
        </table:table-row>
        <table:table-row table:style-name="ro1">
          <table:table-cell table:style-name="ce5" office:value-type="float" office:value="685" calcext:value-type="float">
            <text:p>685</text:p>
          </table:table-cell>
          <table:table-cell table:style-name="ce10" office:value-type="float" office:value="124" calcext:value-type="float">
            <text:p>124</text:p>
          </table:table-cell>
          <table:table-cell table:style-name="ce13" table:formula="of:=[RandUsage.B$2]+([RandUsage.A68]/24)" office:value-type="date" office:date-value="2001-01-29T13:00:00" calcext:value-type="date">
            <text:p>2001-01-29 13:00</text:p>
          </table:table-cell>
          <table:table-cell table:style-name="ce17" table:formula="of:=[RandUsage.B68]*100000000" office:value-type="float" office:value="12400000000" calcext:value-type="float">
            <text:p>12400000000</text:p>
          </table:table-cell>
          <table:table-cell table:style-name="ce20" table:formula="of:=[RandUsage.D68]/(1024^3)" office:value-type="float" office:value="11.5483999252319" calcext:value-type="float">
            <text:p>11.55</text:p>
          </table:table-cell>
          <table:table-cell table:number-columns-repeated="1019"/>
        </table:table-row>
        <table:table-row table:style-name="ro1">
          <table:table-cell table:style-name="ce5" office:value-type="float" office:value="702" calcext:value-type="float">
            <text:p>702</text:p>
          </table:table-cell>
          <table:table-cell table:style-name="ce10" office:value-type="float" office:value="100" calcext:value-type="float">
            <text:p>100</text:p>
          </table:table-cell>
          <table:table-cell table:style-name="ce13" table:formula="of:=[RandUsage.B$2]+([RandUsage.A69]/24)" office:value-type="date" office:date-value="2001-01-30T06:00:00" calcext:value-type="date">
            <text:p>2001-01-30 06:00</text:p>
          </table:table-cell>
          <table:table-cell table:style-name="ce17" table:formula="of:=[RandUsage.B69]*100000000" office:value-type="float" office:value="10000000000" calcext:value-type="float">
            <text:p>10000000000</text:p>
          </table:table-cell>
          <table:table-cell table:style-name="ce20" table:formula="of:=[RandUsage.D69]/(1024^3)" office:value-type="float" office:value="9.31322574615479" calcext:value-type="float">
            <text:p>9.31</text:p>
          </table:table-cell>
          <table:table-cell table:number-columns-repeated="1019"/>
        </table:table-row>
        <table:table-row table:style-name="ro1">
          <table:table-cell table:style-name="ce5" office:value-type="float" office:value="738" calcext:value-type="float">
            <text:p>738</text:p>
          </table:table-cell>
          <table:table-cell table:style-name="ce10" office:value-type="float" office:value="92" calcext:value-type="float">
            <text:p>92</text:p>
          </table:table-cell>
          <table:table-cell table:style-name="ce13" table:formula="of:=[RandUsage.B$2]+([RandUsage.A70]/24)" office:value-type="date" office:date-value="2001-01-31T18:00:00" calcext:value-type="date">
            <text:p>2001-01-31 18:00</text:p>
          </table:table-cell>
          <table:table-cell table:style-name="ce17" table:formula="of:=[RandUsage.B70]*100000000" office:value-type="float" office:value="9200000000" calcext:value-type="float">
            <text:p>9200000000</text:p>
          </table:table-cell>
          <table:table-cell table:style-name="ce20" table:formula="of:=[RandUsage.D70]/(1024^3)" office:value-type="float" office:value="8.5681676864624" calcext:value-type="float">
            <text:p>8.57</text:p>
          </table:table-cell>
          <table:table-cell table:number-columns-repeated="1019"/>
        </table:table-row>
        <table:table-row table:style-name="ro1">
          <table:table-cell table:style-name="ce5" office:value-type="float" office:value="743" calcext:value-type="float">
            <text:p>743</text:p>
          </table:table-cell>
          <table:table-cell table:style-name="ce10" office:value-type="float" office:value="35" calcext:value-type="float">
            <text:p>35</text:p>
          </table:table-cell>
          <table:table-cell table:style-name="ce13" table:formula="of:=[RandUsage.B$2]+([RandUsage.A71]/24)" office:value-type="date" office:date-value="2001-01-31T23:00:00" calcext:value-type="date">
            <text:p>2001-01-31 23:00</text:p>
          </table:table-cell>
          <table:table-cell table:style-name="ce17" table:formula="of:=[RandUsage.B71]*100000000" office:value-type="float" office:value="3500000000" calcext:value-type="float">
            <text:p>3500000000</text:p>
          </table:table-cell>
          <table:table-cell table:style-name="ce20" table:formula="of:=[RandUsage.D71]/(1024^3)" office:value-type="float" office:value="3.25962901115417" calcext:value-type="float">
            <text:p>3.26</text:p>
          </table:table-cell>
          <table:table-cell table:number-columns-repeated="101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LInsert" table:style-name="ta1">
        <table:table-column table:style-name="co5" table:default-cell-style-name="Default"/>
        <table:table-row table:style-name="ro1">
          <table:table-cell table:formula="of:=CONCATENATE(&quot;INSERT INTO quota_history VALUES ('&quot;; TEXT([RandUsage.C8]; &quot;YYYY-MM-DD HH:MM&quot;); &quot;',&quot;; [RandUsage.D8]; &quot;);&quot;)" office:value-type="string" office:string-value="INSERT INTO quota_history VALUES ('2001-01-01 03:00',98900000000);" calcext:value-type="string">
            <office:annotation draw:style-name="gr3" draw:text-style-name="P2" svg:width="94.99mm" svg:height="14.3mm" svg:x="28.57mm" svg:y="0mm" draw:caption-point-x="-6.1mm" draw:caption-point-y="0.1mm">
              <dc:date>2015-12-05T00:00:00</dc:date>
              <text:p text:style-name="P1">This is not glamorous but it will do the job as a script in this case; see <text:a xlink:href="http://stackoverflow.com/q/1609637" xlink:type="simple">http://stackoverflow.com/q/1609637</text:a> for “better” alternatives.</text:p>
            </office:annotation>
            <text:p>INSERT INTO quota_history VALUES ('2001-01-01 03:00',98900000000);</text:p>
          </table:table-cell>
        </table:table-row>
        <table:table-row table:style-name="ro1">
          <table:table-cell table:formula="of:=CONCATENATE(&quot;INSERT INTO quota_history VALUES ('&quot;; TEXT([RandUsage.C9]; &quot;YYYY-MM-DD HH:MM&quot;); &quot;',&quot;; [RandUsage.D9]; &quot;);&quot;)" office:value-type="string" office:string-value="INSERT INTO quota_history VALUES ('2001-01-02 11:00',98500000000);" calcext:value-type="string">
            <text:p>INSERT INTO quota_history VALUES ('2001-01-02 11:00',98500000000);</text:p>
          </table:table-cell>
        </table:table-row>
        <table:table-row table:style-name="ro1">
          <table:table-cell table:formula="of:=CONCATENATE(&quot;INSERT INTO quota_history VALUES ('&quot;; TEXT([RandUsage.C10]; &quot;YYYY-MM-DD HH:MM&quot;); &quot;',&quot;; [RandUsage.D10]; &quot;);&quot;)" office:value-type="string" office:string-value="INSERT INTO quota_history VALUES ('2001-01-02 14:00',97000000000);" calcext:value-type="string">
            <text:p>INSERT INTO quota_history VALUES ('2001-01-02 14:00',97000000000);</text:p>
          </table:table-cell>
        </table:table-row>
        <table:table-row table:style-name="ro1">
          <table:table-cell table:formula="of:=CONCATENATE(&quot;INSERT INTO quota_history VALUES ('&quot;; TEXT([RandUsage.C11]; &quot;YYYY-MM-DD HH:MM&quot;); &quot;',&quot;; [RandUsage.D11]; &quot;);&quot;)" office:value-type="string" office:string-value="INSERT INTO quota_history VALUES ('2001-01-03 08:00',94700000000);" calcext:value-type="string">
            <text:p>INSERT INTO quota_history VALUES ('2001-01-03 08:00',94700000000);</text:p>
          </table:table-cell>
        </table:table-row>
        <table:table-row table:style-name="ro1">
          <table:table-cell table:formula="of:=CONCATENATE(&quot;INSERT INTO quota_history VALUES ('&quot;; TEXT([RandUsage.C12]; &quot;YYYY-MM-DD HH:MM&quot;); &quot;',&quot;; [RandUsage.D12]; &quot;);&quot;)" office:value-type="string" office:string-value="INSERT INTO quota_history VALUES ('2001-01-03 17:00',94500000000);" calcext:value-type="string">
            <text:p>INSERT INTO quota_history VALUES ('2001-01-03 17:00',94500000000);</text:p>
          </table:table-cell>
        </table:table-row>
        <table:table-row table:style-name="ro1">
          <table:table-cell table:formula="of:=CONCATENATE(&quot;INSERT INTO quota_history VALUES ('&quot;; TEXT([RandUsage.C13]; &quot;YYYY-MM-DD HH:MM&quot;); &quot;',&quot;; [RandUsage.D13]; &quot;);&quot;)" office:value-type="string" office:string-value="INSERT INTO quota_history VALUES ('2001-01-04 08:00',92600000000);" calcext:value-type="string">
            <text:p>INSERT INTO quota_history VALUES ('2001-01-04 08:00',92600000000);</text:p>
          </table:table-cell>
        </table:table-row>
        <table:table-row table:style-name="ro1">
          <table:table-cell table:formula="of:=CONCATENATE(&quot;INSERT INTO quota_history VALUES ('&quot;; TEXT([RandUsage.C14]; &quot;YYYY-MM-DD HH:MM&quot;); &quot;',&quot;; [RandUsage.D14]; &quot;);&quot;)" office:value-type="string" office:string-value="INSERT INTO quota_history VALUES ('2001-01-04 16:00',91500000000);" calcext:value-type="string">
            <text:p>INSERT INTO quota_history VALUES ('2001-01-04 16:00',91500000000);</text:p>
          </table:table-cell>
        </table:table-row>
        <table:table-row table:style-name="ro1">
          <table:table-cell table:formula="of:=CONCATENATE(&quot;INSERT INTO quota_history VALUES ('&quot;; TEXT([RandUsage.C15]; &quot;YYYY-MM-DD HH:MM&quot;); &quot;',&quot;; [RandUsage.D15]; &quot;);&quot;)" office:value-type="string" office:string-value="INSERT INTO quota_history VALUES ('2001-01-05 19:00',90200000000);" calcext:value-type="string">
            <text:p>INSERT INTO quota_history VALUES ('2001-01-05 19:00',90200000000);</text:p>
          </table:table-cell>
        </table:table-row>
        <table:table-row table:style-name="ro1">
          <table:table-cell table:formula="of:=CONCATENATE(&quot;INSERT INTO quota_history VALUES ('&quot;; TEXT([RandUsage.C16]; &quot;YYYY-MM-DD HH:MM&quot;); &quot;',&quot;; [RandUsage.D16]; &quot;);&quot;)" office:value-type="string" office:string-value="INSERT INTO quota_history VALUES ('2001-01-06 02:00',87700000000);" calcext:value-type="string">
            <text:p>INSERT INTO quota_history VALUES ('2001-01-06 02:00',87700000000);</text:p>
          </table:table-cell>
        </table:table-row>
        <table:table-row table:style-name="ro1">
          <table:table-cell table:formula="of:=CONCATENATE(&quot;INSERT INTO quota_history VALUES ('&quot;; TEXT([RandUsage.C17]; &quot;YYYY-MM-DD HH:MM&quot;); &quot;',&quot;; [RandUsage.D17]; &quot;);&quot;)" office:value-type="string" office:string-value="INSERT INTO quota_history VALUES ('2001-01-06 11:00',87300000000);" calcext:value-type="string">
            <text:p>INSERT INTO quota_history VALUES ('2001-01-06 11:00',87300000000);</text:p>
          </table:table-cell>
        </table:table-row>
        <table:table-row table:style-name="ro1">
          <table:table-cell table:formula="of:=CONCATENATE(&quot;INSERT INTO quota_history VALUES ('&quot;; TEXT([RandUsage.C18]; &quot;YYYY-MM-DD HH:MM&quot;); &quot;',&quot;; [RandUsage.D18]; &quot;);&quot;)" office:value-type="string" office:string-value="INSERT INTO quota_history VALUES ('2001-01-06 12:00',86700000000);" calcext:value-type="string">
            <text:p>INSERT INTO quota_history VALUES ('2001-01-06 12:00',86700000000);</text:p>
          </table:table-cell>
        </table:table-row>
        <table:table-row table:style-name="ro1">
          <table:table-cell table:formula="of:=CONCATENATE(&quot;INSERT INTO quota_history VALUES ('&quot;; TEXT([RandUsage.C19]; &quot;YYYY-MM-DD HH:MM&quot;); &quot;',&quot;; [RandUsage.D19]; &quot;);&quot;)" office:value-type="string" office:string-value="INSERT INTO quota_history VALUES ('2001-01-06 21:00',85000000000);" calcext:value-type="string">
            <text:p>INSERT INTO quota_history VALUES ('2001-01-06 21:00',85000000000);</text:p>
          </table:table-cell>
        </table:table-row>
        <table:table-row table:style-name="ro1">
          <table:table-cell table:formula="of:=CONCATENATE(&quot;INSERT INTO quota_history VALUES ('&quot;; TEXT([RandUsage.C20]; &quot;YYYY-MM-DD HH:MM&quot;); &quot;',&quot;; [RandUsage.D20]; &quot;);&quot;)" office:value-type="string" office:string-value="INSERT INTO quota_history VALUES ('2001-01-07 00:00',84600000000);" calcext:value-type="string">
            <text:p>INSERT INTO quota_history VALUES ('2001-01-07 00:00',84600000000);</text:p>
          </table:table-cell>
        </table:table-row>
        <table:table-row table:style-name="ro1">
          <table:table-cell table:formula="of:=CONCATENATE(&quot;INSERT INTO quota_history VALUES ('&quot;; TEXT([RandUsage.C21]; &quot;YYYY-MM-DD HH:MM&quot;); &quot;',&quot;; [RandUsage.D21]; &quot;);&quot;)" office:value-type="string" office:string-value="INSERT INTO quota_history VALUES ('2001-01-08 03:00',79800000000);" calcext:value-type="string">
            <text:p>INSERT INTO quota_history VALUES ('2001-01-08 03:00',79800000000);</text:p>
          </table:table-cell>
        </table:table-row>
        <table:table-row table:style-name="ro1">
          <table:table-cell table:formula="of:=CONCATENATE(&quot;INSERT INTO quota_history VALUES ('&quot;; TEXT([RandUsage.C22]; &quot;YYYY-MM-DD HH:MM&quot;); &quot;',&quot;; [RandUsage.D22]; &quot;);&quot;)" office:value-type="string" office:string-value="INSERT INTO quota_history VALUES ('2001-01-08 22:00',77300000000);" calcext:value-type="string">
            <text:p>INSERT INTO quota_history VALUES ('2001-01-08 22:00',77300000000);</text:p>
          </table:table-cell>
        </table:table-row>
        <table:table-row table:style-name="ro1">
          <table:table-cell table:formula="of:=CONCATENATE(&quot;INSERT INTO quota_history VALUES ('&quot;; TEXT([RandUsage.C23]; &quot;YYYY-MM-DD HH:MM&quot;); &quot;',&quot;; [RandUsage.D23]; &quot;);&quot;)" office:value-type="string" office:string-value="INSERT INTO quota_history VALUES ('2001-01-08 23:00',75300000000);" calcext:value-type="string">
            <text:p>INSERT INTO quota_history VALUES ('2001-01-08 23:00',75300000000);</text:p>
          </table:table-cell>
        </table:table-row>
        <table:table-row table:style-name="ro1">
          <table:table-cell table:formula="of:=CONCATENATE(&quot;INSERT INTO quota_history VALUES ('&quot;; TEXT([RandUsage.C24]; &quot;YYYY-MM-DD HH:MM&quot;); &quot;',&quot;; [RandUsage.D24]; &quot;);&quot;)" office:value-type="string" office:string-value="INSERT INTO quota_history VALUES ('2001-01-09 00:00',74400000000);" calcext:value-type="string">
            <text:p>INSERT INTO quota_history VALUES ('2001-01-09 00:00',74400000000);</text:p>
          </table:table-cell>
        </table:table-row>
        <table:table-row table:style-name="ro1">
          <table:table-cell table:formula="of:=CONCATENATE(&quot;INSERT INTO quota_history VALUES ('&quot;; TEXT([RandUsage.C25]; &quot;YYYY-MM-DD HH:MM&quot;); &quot;',&quot;; [RandUsage.D25]; &quot;);&quot;)" office:value-type="string" office:string-value="INSERT INTO quota_history VALUES ('2001-01-09 01:00',71200000000);" calcext:value-type="string">
            <text:p>INSERT INTO quota_history VALUES ('2001-01-09 01:00',71200000000);</text:p>
          </table:table-cell>
        </table:table-row>
        <table:table-row table:style-name="ro1">
          <table:table-cell table:formula="of:=CONCATENATE(&quot;INSERT INTO quota_history VALUES ('&quot;; TEXT([RandUsage.C26]; &quot;YYYY-MM-DD HH:MM&quot;); &quot;',&quot;; [RandUsage.D26]; &quot;);&quot;)" office:value-type="string" office:string-value="INSERT INTO quota_history VALUES ('2001-01-09 02:00',69100000000);" calcext:value-type="string">
            <text:p>INSERT INTO quota_history VALUES ('2001-01-09 02:00',69100000000);</text:p>
          </table:table-cell>
        </table:table-row>
        <table:table-row table:style-name="ro1">
          <table:table-cell table:formula="of:=CONCATENATE(&quot;INSERT INTO quota_history VALUES ('&quot;; TEXT([RandUsage.C27]; &quot;YYYY-MM-DD HH:MM&quot;); &quot;',&quot;; [RandUsage.D27]; &quot;);&quot;)" office:value-type="string" office:string-value="INSERT INTO quota_history VALUES ('2001-01-09 12:00',68800000000);" calcext:value-type="string">
            <text:p>INSERT INTO quota_history VALUES ('2001-01-09 12:00',68800000000);</text:p>
          </table:table-cell>
        </table:table-row>
        <table:table-row table:style-name="ro1">
          <table:table-cell table:formula="of:=CONCATENATE(&quot;INSERT INTO quota_history VALUES ('&quot;; TEXT([RandUsage.C28]; &quot;YYYY-MM-DD HH:MM&quot;); &quot;',&quot;; [RandUsage.D28]; &quot;);&quot;)" office:value-type="string" office:string-value="INSERT INTO quota_history VALUES ('2001-01-10 10:00',68400000000);" calcext:value-type="string">
            <text:p>INSERT INTO quota_history VALUES ('2001-01-10 10:00',68400000000);</text:p>
          </table:table-cell>
        </table:table-row>
        <table:table-row table:style-name="ro1">
          <table:table-cell table:formula="of:=CONCATENATE(&quot;INSERT INTO quota_history VALUES ('&quot;; TEXT([RandUsage.C29]; &quot;YYYY-MM-DD HH:MM&quot;); &quot;',&quot;; [RandUsage.D29]; &quot;);&quot;)" office:value-type="string" office:string-value="INSERT INTO quota_history VALUES ('2001-01-11 10:00',66700000000);" calcext:value-type="string">
            <text:p>INSERT INTO quota_history VALUES ('2001-01-11 10:00',66700000000);</text:p>
          </table:table-cell>
        </table:table-row>
        <table:table-row table:style-name="ro1">
          <table:table-cell table:formula="of:=CONCATENATE(&quot;INSERT INTO quota_history VALUES ('&quot;; TEXT([RandUsage.C30]; &quot;YYYY-MM-DD HH:MM&quot;); &quot;',&quot;; [RandUsage.D30]; &quot;);&quot;)" office:value-type="string" office:string-value="INSERT INTO quota_history VALUES ('2001-01-12 02:00',62900000000);" calcext:value-type="string">
            <text:p>INSERT INTO quota_history VALUES ('2001-01-12 02:00',62900000000);</text:p>
          </table:table-cell>
        </table:table-row>
        <table:table-row table:style-name="ro1">
          <table:table-cell table:formula="of:=CONCATENATE(&quot;INSERT INTO quota_history VALUES ('&quot;; TEXT([RandUsage.C31]; &quot;YYYY-MM-DD HH:MM&quot;); &quot;',&quot;; [RandUsage.D31]; &quot;);&quot;)" office:value-type="string" office:string-value="INSERT INTO quota_history VALUES ('2001-01-12 08:00',62400000000);" calcext:value-type="string">
            <text:p>INSERT INTO quota_history VALUES ('2001-01-12 08:00',62400000000);</text:p>
          </table:table-cell>
        </table:table-row>
        <table:table-row table:style-name="ro1">
          <table:table-cell table:formula="of:=CONCATENATE(&quot;INSERT INTO quota_history VALUES ('&quot;; TEXT([RandUsage.C32]; &quot;YYYY-MM-DD HH:MM&quot;); &quot;',&quot;; [RandUsage.D32]; &quot;);&quot;)" office:value-type="string" office:string-value="INSERT INTO quota_history VALUES ('2001-01-12 18:00',61400000000);" calcext:value-type="string">
            <text:p>INSERT INTO quota_history VALUES ('2001-01-12 18:00',61400000000);</text:p>
          </table:table-cell>
        </table:table-row>
        <table:table-row table:style-name="ro1">
          <table:table-cell table:formula="of:=CONCATENATE(&quot;INSERT INTO quota_history VALUES ('&quot;; TEXT([RandUsage.C33]; &quot;YYYY-MM-DD HH:MM&quot;); &quot;',&quot;; [RandUsage.D33]; &quot;);&quot;)" office:value-type="string" office:string-value="INSERT INTO quota_history VALUES ('2001-01-14 22:00',57800000000);" calcext:value-type="string">
            <text:p>INSERT INTO quota_history VALUES ('2001-01-14 22:00',57800000000);</text:p>
          </table:table-cell>
        </table:table-row>
        <table:table-row table:style-name="ro1">
          <table:table-cell table:formula="of:=CONCATENATE(&quot;INSERT INTO quota_history VALUES ('&quot;; TEXT([RandUsage.C34]; &quot;YYYY-MM-DD HH:MM&quot;); &quot;',&quot;; [RandUsage.D34]; &quot;);&quot;)" office:value-type="string" office:string-value="INSERT INTO quota_history VALUES ('2001-01-15 03:00',56600000000);" calcext:value-type="string">
            <text:p>INSERT INTO quota_history VALUES ('2001-01-15 03:00',56600000000);</text:p>
          </table:table-cell>
        </table:table-row>
        <table:table-row table:style-name="ro1">
          <table:table-cell table:formula="of:=CONCATENATE(&quot;INSERT INTO quota_history VALUES ('&quot;; TEXT([RandUsage.C35]; &quot;YYYY-MM-DD HH:MM&quot;); &quot;',&quot;; [RandUsage.D35]; &quot;);&quot;)" office:value-type="string" office:string-value="INSERT INTO quota_history VALUES ('2001-01-15 18:00',56100000000);" calcext:value-type="string">
            <text:p>INSERT INTO quota_history VALUES ('2001-01-15 18:00',56100000000);</text:p>
          </table:table-cell>
        </table:table-row>
        <table:table-row table:style-name="ro1">
          <table:table-cell table:formula="of:=CONCATENATE(&quot;INSERT INTO quota_history VALUES ('&quot;; TEXT([RandUsage.C36]; &quot;YYYY-MM-DD HH:MM&quot;); &quot;',&quot;; [RandUsage.D36]; &quot;);&quot;)" office:value-type="string" office:string-value="INSERT INTO quota_history VALUES ('2001-01-15 20:00',55200000000);" calcext:value-type="string">
            <text:p>INSERT INTO quota_history VALUES ('2001-01-15 20:00',55200000000);</text:p>
          </table:table-cell>
        </table:table-row>
        <table:table-row table:style-name="ro1">
          <table:table-cell table:formula="of:=CONCATENATE(&quot;INSERT INTO quota_history VALUES ('&quot;; TEXT([RandUsage.C37]; &quot;YYYY-MM-DD HH:MM&quot;); &quot;',&quot;; [RandUsage.D37]; &quot;);&quot;)" office:value-type="string" office:string-value="INSERT INTO quota_history VALUES ('2001-01-16 21:00',54600000000);" calcext:value-type="string">
            <text:p>INSERT INTO quota_history VALUES ('2001-01-16 21:00',54600000000);</text:p>
          </table:table-cell>
        </table:table-row>
        <table:table-row table:style-name="ro1">
          <table:table-cell table:formula="of:=CONCATENATE(&quot;INSERT INTO quota_history VALUES ('&quot;; TEXT([RandUsage.C38]; &quot;YYYY-MM-DD HH:MM&quot;); &quot;',&quot;; [RandUsage.D38]; &quot;);&quot;)" office:value-type="string" office:string-value="INSERT INTO quota_history VALUES ('2001-01-17 09:00',53800000000);" calcext:value-type="string">
            <text:p>INSERT INTO quota_history VALUES ('2001-01-17 09:00',53800000000);</text:p>
          </table:table-cell>
        </table:table-row>
        <table:table-row table:style-name="ro1">
          <table:table-cell table:formula="of:=CONCATENATE(&quot;INSERT INTO quota_history VALUES ('&quot;; TEXT([RandUsage.C39]; &quot;YYYY-MM-DD HH:MM&quot;); &quot;',&quot;; [RandUsage.D39]; &quot;);&quot;)" office:value-type="string" office:string-value="INSERT INTO quota_history VALUES ('2001-01-17 15:00',50200000000);" calcext:value-type="string">
            <text:p>INSERT INTO quota_history VALUES ('2001-01-17 15:00',50200000000);</text:p>
          </table:table-cell>
        </table:table-row>
        <table:table-row table:style-name="ro1">
          <table:table-cell table:formula="of:=CONCATENATE(&quot;INSERT INTO quota_history VALUES ('&quot;; TEXT([RandUsage.C40]; &quot;YYYY-MM-DD HH:MM&quot;); &quot;',&quot;; [RandUsage.D40]; &quot;);&quot;)" office:value-type="string" office:string-value="INSERT INTO quota_history VALUES ('2001-01-18 07:00',49600000000);" calcext:value-type="string">
            <text:p>INSERT INTO quota_history VALUES ('2001-01-18 07:00',49600000000);</text:p>
          </table:table-cell>
        </table:table-row>
        <table:table-row table:style-name="ro1">
          <table:table-cell table:formula="of:=CONCATENATE(&quot;INSERT INTO quota_history VALUES ('&quot;; TEXT([RandUsage.C41]; &quot;YYYY-MM-DD HH:MM&quot;); &quot;',&quot;; [RandUsage.D41]; &quot;);&quot;)" office:value-type="string" office:string-value="INSERT INTO quota_history VALUES ('2001-01-18 10:00',49400000000);" calcext:value-type="string">
            <text:p>INSERT INTO quota_history VALUES ('2001-01-18 10:00',49400000000);</text:p>
          </table:table-cell>
        </table:table-row>
        <table:table-row table:style-name="ro1">
          <table:table-cell table:formula="of:=CONCATENATE(&quot;INSERT INTO quota_history VALUES ('&quot;; TEXT([RandUsage.C42]; &quot;YYYY-MM-DD HH:MM&quot;); &quot;',&quot;; [RandUsage.D42]; &quot;);&quot;)" office:value-type="string" office:string-value="INSERT INTO quota_history VALUES ('2001-01-19 05:00',49000000000);" calcext:value-type="string">
            <text:p>INSERT INTO quota_history VALUES ('2001-01-19 05:00',49000000000);</text:p>
          </table:table-cell>
        </table:table-row>
        <table:table-row table:style-name="ro1">
          <table:table-cell table:formula="of:=CONCATENATE(&quot;INSERT INTO quota_history VALUES ('&quot;; TEXT([RandUsage.C43]; &quot;YYYY-MM-DD HH:MM&quot;); &quot;',&quot;; [RandUsage.D43]; &quot;);&quot;)" office:value-type="string" office:string-value="INSERT INTO quota_history VALUES ('2001-01-19 22:00',47900000000);" calcext:value-type="string">
            <text:p>INSERT INTO quota_history VALUES ('2001-01-19 22:00',47900000000);</text:p>
          </table:table-cell>
        </table:table-row>
        <table:table-row table:style-name="ro1">
          <table:table-cell table:formula="of:=CONCATENATE(&quot;INSERT INTO quota_history VALUES ('&quot;; TEXT([RandUsage.C44]; &quot;YYYY-MM-DD HH:MM&quot;); &quot;',&quot;; [RandUsage.D44]; &quot;);&quot;)" office:value-type="string" office:string-value="INSERT INTO quota_history VALUES ('2001-01-20 02:00',47200000000);" calcext:value-type="string">
            <text:p>INSERT INTO quota_history VALUES ('2001-01-20 02:00',47200000000);</text:p>
          </table:table-cell>
        </table:table-row>
        <table:table-row table:style-name="ro1">
          <table:table-cell table:formula="of:=CONCATENATE(&quot;INSERT INTO quota_history VALUES ('&quot;; TEXT([RandUsage.C45]; &quot;YYYY-MM-DD HH:MM&quot;); &quot;',&quot;; [RandUsage.D45]; &quot;);&quot;)" office:value-type="string" office:string-value="INSERT INTO quota_history VALUES ('2001-01-20 06:00',46900000000);" calcext:value-type="string">
            <text:p>INSERT INTO quota_history VALUES ('2001-01-20 06:00',46900000000);</text:p>
          </table:table-cell>
        </table:table-row>
        <table:table-row table:style-name="ro1">
          <table:table-cell table:formula="of:=CONCATENATE(&quot;INSERT INTO quota_history VALUES ('&quot;; TEXT([RandUsage.C46]; &quot;YYYY-MM-DD HH:MM&quot;); &quot;',&quot;; [RandUsage.D46]; &quot;);&quot;)" office:value-type="string" office:string-value="INSERT INTO quota_history VALUES ('2001-01-21 08:00',44900000000);" calcext:value-type="string">
            <text:p>INSERT INTO quota_history VALUES ('2001-01-21 08:00',44900000000);</text:p>
          </table:table-cell>
        </table:table-row>
        <table:table-row table:style-name="ro1">
          <table:table-cell table:formula="of:=CONCATENATE(&quot;INSERT INTO quota_history VALUES ('&quot;; TEXT([RandUsage.C47]; &quot;YYYY-MM-DD HH:MM&quot;); &quot;',&quot;; [RandUsage.D47]; &quot;);&quot;)" office:value-type="string" office:string-value="INSERT INTO quota_history VALUES ('2001-01-21 13:00',41200000000);" calcext:value-type="string">
            <text:p>INSERT INTO quota_history VALUES ('2001-01-21 13:00',41200000000);</text:p>
          </table:table-cell>
        </table:table-row>
        <table:table-row table:style-name="ro1">
          <table:table-cell table:formula="of:=CONCATENATE(&quot;INSERT INTO quota_history VALUES ('&quot;; TEXT([RandUsage.C48]; &quot;YYYY-MM-DD HH:MM&quot;); &quot;',&quot;; [RandUsage.D48]; &quot;);&quot;)" office:value-type="string" office:string-value="INSERT INTO quota_history VALUES ('2001-01-22 09:00',41100000000);" calcext:value-type="string">
            <text:p>INSERT INTO quota_history VALUES ('2001-01-22 09:00',41100000000);</text:p>
          </table:table-cell>
        </table:table-row>
        <table:table-row table:style-name="ro1">
          <table:table-cell table:formula="of:=CONCATENATE(&quot;INSERT INTO quota_history VALUES ('&quot;; TEXT([RandUsage.C49]; &quot;YYYY-MM-DD HH:MM&quot;); &quot;',&quot;; [RandUsage.D49]; &quot;);&quot;)" office:value-type="string" office:string-value="INSERT INTO quota_history VALUES ('2001-01-23 18:00',40500000000);" calcext:value-type="string">
            <text:p>INSERT INTO quota_history VALUES ('2001-01-23 18:00',40500000000);</text:p>
          </table:table-cell>
        </table:table-row>
        <table:table-row table:style-name="ro1">
          <table:table-cell table:formula="of:=CONCATENATE(&quot;INSERT INTO quota_history VALUES ('&quot;; TEXT([RandUsage.C50]; &quot;YYYY-MM-DD HH:MM&quot;); &quot;',&quot;; [RandUsage.D50]; &quot;);&quot;)" office:value-type="string" office:string-value="INSERT INTO quota_history VALUES ('2001-01-23 23:00',39900000000);" calcext:value-type="string">
            <text:p>INSERT INTO quota_history VALUES ('2001-01-23 23:00',39900000000);</text:p>
          </table:table-cell>
        </table:table-row>
        <table:table-row table:style-name="ro1">
          <table:table-cell table:formula="of:=CONCATENATE(&quot;INSERT INTO quota_history VALUES ('&quot;; TEXT([RandUsage.C51]; &quot;YYYY-MM-DD HH:MM&quot;); &quot;',&quot;; [RandUsage.D51]; &quot;);&quot;)" office:value-type="string" office:string-value="INSERT INTO quota_history VALUES ('2001-01-24 05:00',37200000000);" calcext:value-type="string">
            <text:p>INSERT INTO quota_history VALUES ('2001-01-24 05:00',37200000000);</text:p>
          </table:table-cell>
        </table:table-row>
        <table:table-row table:style-name="ro1">
          <table:table-cell table:formula="of:=CONCATENATE(&quot;INSERT INTO quota_history VALUES ('&quot;; TEXT([RandUsage.C52]; &quot;YYYY-MM-DD HH:MM&quot;); &quot;',&quot;; [RandUsage.D52]; &quot;);&quot;)" office:value-type="string" office:string-value="INSERT INTO quota_history VALUES ('2001-01-24 14:00',34300000000);" calcext:value-type="string">
            <text:p>INSERT INTO quota_history VALUES ('2001-01-24 14:00',34300000000);</text:p>
          </table:table-cell>
        </table:table-row>
        <table:table-row table:style-name="ro1">
          <table:table-cell table:formula="of:=CONCATENATE(&quot;INSERT INTO quota_history VALUES ('&quot;; TEXT([RandUsage.C53]; &quot;YYYY-MM-DD HH:MM&quot;); &quot;',&quot;; [RandUsage.D53]; &quot;);&quot;)" office:value-type="string" office:string-value="INSERT INTO quota_history VALUES ('2001-01-24 19:00',33400000000);" calcext:value-type="string">
            <text:p>INSERT INTO quota_history VALUES ('2001-01-24 19:00',33400000000);</text:p>
          </table:table-cell>
        </table:table-row>
        <table:table-row table:style-name="ro1">
          <table:table-cell table:formula="of:=CONCATENATE(&quot;INSERT INTO quota_history VALUES ('&quot;; TEXT([RandUsage.C54]; &quot;YYYY-MM-DD HH:MM&quot;); &quot;',&quot;; [RandUsage.D54]; &quot;);&quot;)" office:value-type="string" office:string-value="INSERT INTO quota_history VALUES ('2001-01-24 21:00',32500000000);" calcext:value-type="string">
            <text:p>INSERT INTO quota_history VALUES ('2001-01-24 21:00',32500000000);</text:p>
          </table:table-cell>
        </table:table-row>
        <table:table-row table:style-name="ro1">
          <table:table-cell table:formula="of:=CONCATENATE(&quot;INSERT INTO quota_history VALUES ('&quot;; TEXT([RandUsage.C55]; &quot;YYYY-MM-DD HH:MM&quot;); &quot;',&quot;; [RandUsage.D55]; &quot;);&quot;)" office:value-type="string" office:string-value="INSERT INTO quota_history VALUES ('2001-01-25 02:00',30100000000);" calcext:value-type="string">
            <text:p>INSERT INTO quota_history VALUES ('2001-01-25 02:00',30100000000);</text:p>
          </table:table-cell>
        </table:table-row>
        <table:table-row table:style-name="ro1">
          <table:table-cell table:formula="of:=CONCATENATE(&quot;INSERT INTO quota_history VALUES ('&quot;; TEXT([RandUsage.C56]; &quot;YYYY-MM-DD HH:MM&quot;); &quot;',&quot;; [RandUsage.D56]; &quot;);&quot;)" office:value-type="string" office:string-value="INSERT INTO quota_history VALUES ('2001-01-25 06:00',29200000000);" calcext:value-type="string">
            <text:p>INSERT INTO quota_history VALUES ('2001-01-25 06:00',29200000000);</text:p>
          </table:table-cell>
        </table:table-row>
        <table:table-row table:style-name="ro1">
          <table:table-cell table:formula="of:=CONCATENATE(&quot;INSERT INTO quota_history VALUES ('&quot;; TEXT([RandUsage.C57]; &quot;YYYY-MM-DD HH:MM&quot;); &quot;',&quot;; [RandUsage.D57]; &quot;);&quot;)" office:value-type="string" office:string-value="INSERT INTO quota_history VALUES ('2001-01-25 14:00',27500000000);" calcext:value-type="string">
            <text:p>INSERT INTO quota_history VALUES ('2001-01-25 14:00',27500000000);</text:p>
          </table:table-cell>
        </table:table-row>
        <table:table-row table:style-name="ro1">
          <table:table-cell table:formula="of:=CONCATENATE(&quot;INSERT INTO quota_history VALUES ('&quot;; TEXT([RandUsage.C58]; &quot;YYYY-MM-DD HH:MM&quot;); &quot;',&quot;; [RandUsage.D58]; &quot;);&quot;)" office:value-type="string" office:string-value="INSERT INTO quota_history VALUES ('2001-01-26 04:00',27300000000);" calcext:value-type="string">
            <text:p>INSERT INTO quota_history VALUES ('2001-01-26 04:00',27300000000);</text:p>
          </table:table-cell>
        </table:table-row>
        <table:table-row table:style-name="ro1">
          <table:table-cell table:formula="of:=CONCATENATE(&quot;INSERT INTO quota_history VALUES ('&quot;; TEXT([RandUsage.C59]; &quot;YYYY-MM-DD HH:MM&quot;); &quot;',&quot;; [RandUsage.D59]; &quot;);&quot;)" office:value-type="string" office:string-value="INSERT INTO quota_history VALUES ('2001-01-26 08:00',26900000000);" calcext:value-type="string">
            <text:p>INSERT INTO quota_history VALUES ('2001-01-26 08:00',26900000000);</text:p>
          </table:table-cell>
        </table:table-row>
        <table:table-row table:style-name="ro1">
          <table:table-cell table:formula="of:=CONCATENATE(&quot;INSERT INTO quota_history VALUES ('&quot;; TEXT([RandUsage.C60]; &quot;YYYY-MM-DD HH:MM&quot;); &quot;',&quot;; [RandUsage.D60]; &quot;);&quot;)" office:value-type="string" office:string-value="INSERT INTO quota_history VALUES ('2001-01-26 20:00',25500000000);" calcext:value-type="string">
            <text:p>INSERT INTO quota_history VALUES ('2001-01-26 20:00',25500000000);</text:p>
          </table:table-cell>
        </table:table-row>
        <table:table-row table:style-name="ro1">
          <table:table-cell table:formula="of:=CONCATENATE(&quot;INSERT INTO quota_history VALUES ('&quot;; TEXT([RandUsage.C61]; &quot;YYYY-MM-DD HH:MM&quot;); &quot;',&quot;; [RandUsage.D61]; &quot;);&quot;)" office:value-type="string" office:string-value="INSERT INTO quota_history VALUES ('2001-01-26 22:00',25000000000);" calcext:value-type="string">
            <text:p>INSERT INTO quota_history VALUES ('2001-01-26 22:00',25000000000);</text:p>
          </table:table-cell>
        </table:table-row>
        <table:table-row table:style-name="ro1">
          <table:table-cell table:formula="of:=CONCATENATE(&quot;INSERT INTO quota_history VALUES ('&quot;; TEXT([RandUsage.C62]; &quot;YYYY-MM-DD HH:MM&quot;); &quot;',&quot;; [RandUsage.D62]; &quot;);&quot;)" office:value-type="string" office:string-value="INSERT INTO quota_history VALUES ('2001-01-27 12:00',20500000000);" calcext:value-type="string">
            <text:p>INSERT INTO quota_history VALUES ('2001-01-27 12:00',20500000000);</text:p>
          </table:table-cell>
        </table:table-row>
        <table:table-row table:style-name="ro1">
          <table:table-cell table:formula="of:=CONCATENATE(&quot;INSERT INTO quota_history VALUES ('&quot;; TEXT([RandUsage.C63]; &quot;YYYY-MM-DD HH:MM&quot;); &quot;',&quot;; [RandUsage.D63]; &quot;);&quot;)" office:value-type="string" office:string-value="INSERT INTO quota_history VALUES ('2001-01-27 13:00',19200000000);" calcext:value-type="string">
            <text:p>INSERT INTO quota_history VALUES ('2001-01-27 13:00',19200000000);</text:p>
          </table:table-cell>
        </table:table-row>
        <table:table-row table:style-name="ro1">
          <table:table-cell table:formula="of:=CONCATENATE(&quot;INSERT INTO quota_history VALUES ('&quot;; TEXT([RandUsage.C64]; &quot;YYYY-MM-DD HH:MM&quot;); &quot;',&quot;; [RandUsage.D64]; &quot;);&quot;)" office:value-type="string" office:string-value="INSERT INTO quota_history VALUES ('2001-01-27 17:00',18900000000);" calcext:value-type="string">
            <text:p>INSERT INTO quota_history VALUES ('2001-01-27 17:00',18900000000);</text:p>
          </table:table-cell>
        </table:table-row>
        <table:table-row table:style-name="ro1">
          <table:table-cell table:formula="of:=CONCATENATE(&quot;INSERT INTO quota_history VALUES ('&quot;; TEXT([RandUsage.C65]; &quot;YYYY-MM-DD HH:MM&quot;); &quot;',&quot;; [RandUsage.D65]; &quot;);&quot;)" office:value-type="string" office:string-value="INSERT INTO quota_history VALUES ('2001-01-27 23:00',18700000000);" calcext:value-type="string">
            <text:p>INSERT INTO quota_history VALUES ('2001-01-27 23:00',18700000000);</text:p>
          </table:table-cell>
        </table:table-row>
        <table:table-row table:style-name="ro1">
          <table:table-cell table:formula="of:=CONCATENATE(&quot;INSERT INTO quota_history VALUES ('&quot;; TEXT([RandUsage.C66]; &quot;YYYY-MM-DD HH:MM&quot;); &quot;',&quot;; [RandUsage.D66]; &quot;);&quot;)" office:value-type="string" office:string-value="INSERT INTO quota_history VALUES ('2001-01-28 07:00',18300000000);" calcext:value-type="string">
            <text:p>INSERT INTO quota_history VALUES ('2001-01-28 07:00',18300000000);</text:p>
          </table:table-cell>
        </table:table-row>
        <table:table-row table:style-name="ro1">
          <table:table-cell table:formula="of:=CONCATENATE(&quot;INSERT INTO quota_history VALUES ('&quot;; TEXT([RandUsage.C67]; &quot;YYYY-MM-DD HH:MM&quot;); &quot;',&quot;; [RandUsage.D67]; &quot;);&quot;)" office:value-type="string" office:string-value="INSERT INTO quota_history VALUES ('2001-01-29 01:00',17500000000);" calcext:value-type="string">
            <text:p>INSERT INTO quota_history VALUES ('2001-01-29 01:00',17500000000);</text:p>
          </table:table-cell>
        </table:table-row>
        <table:table-row table:style-name="ro1">
          <table:table-cell table:formula="of:=CONCATENATE(&quot;INSERT INTO quota_history VALUES ('&quot;; TEXT([RandUsage.C68]; &quot;YYYY-MM-DD HH:MM&quot;); &quot;',&quot;; [RandUsage.D68]; &quot;);&quot;)" office:value-type="string" office:string-value="INSERT INTO quota_history VALUES ('2001-01-29 13:00',12400000000);" calcext:value-type="string">
            <text:p>INSERT INTO quota_history VALUES ('2001-01-29 13:00',12400000000);</text:p>
          </table:table-cell>
        </table:table-row>
        <table:table-row table:style-name="ro1">
          <table:table-cell table:formula="of:=CONCATENATE(&quot;INSERT INTO quota_history VALUES ('&quot;; TEXT([RandUsage.C69]; &quot;YYYY-MM-DD HH:MM&quot;); &quot;',&quot;; [RandUsage.D69]; &quot;);&quot;)" office:value-type="string" office:string-value="INSERT INTO quota_history VALUES ('2001-01-30 06:00',10000000000);" calcext:value-type="string">
            <text:p>INSERT INTO quota_history VALUES ('2001-01-30 06:00',10000000000);</text:p>
          </table:table-cell>
        </table:table-row>
        <table:table-row table:style-name="ro1">
          <table:table-cell table:formula="of:=CONCATENATE(&quot;INSERT INTO quota_history VALUES ('&quot;; TEXT([RandUsage.C70]; &quot;YYYY-MM-DD HH:MM&quot;); &quot;',&quot;; [RandUsage.D70]; &quot;);&quot;)" office:value-type="string" office:string-value="INSERT INTO quota_history VALUES ('2001-01-31 18:00',9200000000);" calcext:value-type="string">
            <text:p>INSERT INTO quota_history VALUES ('2001-01-31 18:00',9200000000);</text:p>
          </table:table-cell>
        </table:table-row>
        <table:table-row table:style-name="ro1">
          <table:table-cell table:formula="of:=CONCATENATE(&quot;INSERT INTO quota_history VALUES ('&quot;; TEXT([RandUsage.C71]; &quot;YYYY-MM-DD HH:MM&quot;); &quot;',&quot;; [RandUsage.D71]; &quot;);&quot;)" office:value-type="string" office:string-value="INSERT INTO quota_history VALUES ('2001-01-31 23:00',3500000000);" calcext:value-type="string">
            <text:p>INSERT INTO quota_history VALUES ('2001-01-31 23:00',3500000000);</text:p>
          </table:table-cell>
        </table:table-row>
      </table:table>
      <table:table table:name="Chart" table:style-name="ta1">
        <table:shapes>
          <draw:frame draw:z-index="0" draw:style-name="gr4" draw:text-style-name="P3" svg:width="268.7mm" svg:height="183.14mm" svg:x="0.99mm" svg:y="1mm">
            <draw:object draw:notify-on-update-of-ranges="RandUsage.C8:RandUsage.C71 RandUsage.D8:RandUsage.D7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0">
      <number:year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/00/0000</text:date>, <text:time style:data-style-name="N2" text:time-value="12:35:50.019589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12:35:58.096284547</meta:creation-date>
    <meta:editing-duration>PT8M41S</meta:editing-duration>
    <meta:editing-cycles>3</meta:editing-cycles>
    <meta:generator>LibreOffice/4.4.6.3$Linux_X86_64 LibreOffice_project/40m0$Build-3</meta:generator>
    <dc:date>2015-12-05T13:00:07.579145504</dc:date>
    <meta:document-statistic meta:table-count="3" meta:cell-count="4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1">
      <style:chart-properties chart:display-label="true" chart:logarithmic="false" chart:minimum="36892" chart:maximum="36923" chart:interval-major="7" chart:interval-minor-divisor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100000000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71cm" svg:height="18.315cm" xlink:href=".." xlink:type="simple" chart:class="chart:scatter" chart:style-name="ch1">
        <chart:title svg:x="11.949cm" svg:y="0.502cm" chart:style-name="ch2">
          <text:p>Sample usage</text:p>
        </chart:title>
        <chart:plot-area chart:style-name="ch3" table:cell-range-address="RandUsage.C8:RandUsage.D71" svg:x="1.548cm" svg:y="1.673cm" svg:width="24.786cm" svg:height="16.276cm">
          <chartooo:coordinate-region svg:x="4.022cm" svg:y="1.872cm" svg:width="22.312cm" svg:height="15.4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title svg:x="0.451cm" svg:y="11.178cm" chart:style-name="ch7">
              <text:p>Remaining [Bytes]</text:p>
            </chart:title>
            <chart:grid chart:style-name="ch5" chart:class="major"/>
          </chart:axis>
          <chart:series chart:style-name="ch8" chart:values-cell-range-address="RandUsage.D8:RandUsage.D71" chart:class="chart:scatter">
            <chart:domain table:cell-range-address="RandUsage.C8:RandUsage.C71"/>
            <chart:data-point chart:repeated="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892.125">
                <text:p>36892.125</text:p>
                <draw:g>
                  <svg:desc>RandUsage.C8:RandUsage.C71</svg:desc>
                </draw:g>
              </table:table-cell>
              <table:table-cell office:value-type="float" office:value="98900000000">
                <text:p>98900000000</text:p>
                <draw:g>
                  <svg:desc>RandUsage.D8:RandUsage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893.4583333333">
                <text:p>36893.4583333333</text:p>
              </table:table-cell>
              <table:table-cell office:value-type="float" office:value="98500000000">
                <text:p>985000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893.5833333333">
                <text:p>36893.5833333333</text:p>
              </table:table-cell>
              <table:table-cell office:value-type="float" office:value="97000000000">
                <text:p>970000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894.3333333333">
                <text:p>36894.3333333333</text:p>
              </table:table-cell>
              <table:table-cell office:value-type="float" office:value="94700000000">
                <text:p>947000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894.7083333333">
                <text:p>36894.7083333333</text:p>
              </table:table-cell>
              <table:table-cell office:value-type="float" office:value="94500000000">
                <text:p>94500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895.3333333333">
                <text:p>36895.3333333333</text:p>
              </table:table-cell>
              <table:table-cell office:value-type="float" office:value="92600000000">
                <text:p>926000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895.6666666667">
                <text:p>36895.6666666667</text:p>
              </table:table-cell>
              <table:table-cell office:value-type="float" office:value="91500000000">
                <text:p>9150000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896.7916666667">
                <text:p>36896.7916666667</text:p>
              </table:table-cell>
              <table:table-cell office:value-type="float" office:value="90200000000">
                <text:p>902000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897.0833333333">
                <text:p>36897.0833333333</text:p>
              </table:table-cell>
              <table:table-cell office:value-type="float" office:value="87700000000">
                <text:p>877000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97.4583333333">
                <text:p>36897.4583333333</text:p>
              </table:table-cell>
              <table:table-cell office:value-type="float" office:value="87300000000">
                <text:p>873000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897.5">
                <text:p>36897.5</text:p>
              </table:table-cell>
              <table:table-cell office:value-type="float" office:value="86700000000">
                <text:p>867000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897.875">
                <text:p>36897.875</text:p>
              </table:table-cell>
              <table:table-cell office:value-type="float" office:value="85000000000">
                <text:p>850000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898">
                <text:p>36898</text:p>
              </table:table-cell>
              <table:table-cell office:value-type="float" office:value="84600000000">
                <text:p>846000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899.125">
                <text:p>36899.125</text:p>
              </table:table-cell>
              <table:table-cell office:value-type="float" office:value="79800000000">
                <text:p>798000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899.9166666667">
                <text:p>36899.9166666667</text:p>
              </table:table-cell>
              <table:table-cell office:value-type="float" office:value="77300000000">
                <text:p>7730000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899.9583333333">
                <text:p>36899.9583333333</text:p>
              </table:table-cell>
              <table:table-cell office:value-type="float" office:value="75300000000">
                <text:p>7530000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900">
                <text:p>36900</text:p>
              </table:table-cell>
              <table:table-cell office:value-type="float" office:value="74400000000">
                <text:p>744000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900.0416666667">
                <text:p>36900.0416666667</text:p>
              </table:table-cell>
              <table:table-cell office:value-type="float" office:value="71200000000">
                <text:p>7120000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900.0833333333">
                <text:p>36900.0833333333</text:p>
              </table:table-cell>
              <table:table-cell office:value-type="float" office:value="69100000000">
                <text:p>6910000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900.5">
                <text:p>36900.5</text:p>
              </table:table-cell>
              <table:table-cell office:value-type="float" office:value="68800000000">
                <text:p>6880000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901.4166666667">
                <text:p>36901.4166666667</text:p>
              </table:table-cell>
              <table:table-cell office:value-type="float" office:value="68400000000">
                <text:p>6840000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902.4166666667">
                <text:p>36902.4166666667</text:p>
              </table:table-cell>
              <table:table-cell office:value-type="float" office:value="66700000000">
                <text:p>6670000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903.0833333333">
                <text:p>36903.0833333333</text:p>
              </table:table-cell>
              <table:table-cell office:value-type="float" office:value="62900000000">
                <text:p>6290000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903.3333333333">
                <text:p>36903.3333333333</text:p>
              </table:table-cell>
              <table:table-cell office:value-type="float" office:value="62400000000">
                <text:p>6240000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903.75">
                <text:p>36903.75</text:p>
              </table:table-cell>
              <table:table-cell office:value-type="float" office:value="61400000000">
                <text:p>6140000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905.9166666667">
                <text:p>36905.9166666667</text:p>
              </table:table-cell>
              <table:table-cell office:value-type="float" office:value="57800000000">
                <text:p>5780000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906.125">
                <text:p>36906.125</text:p>
              </table:table-cell>
              <table:table-cell office:value-type="float" office:value="56600000000">
                <text:p>56600000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906.75">
                <text:p>36906.75</text:p>
              </table:table-cell>
              <table:table-cell office:value-type="float" office:value="56100000000">
                <text:p>56100000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906.8333333333">
                <text:p>36906.8333333333</text:p>
              </table:table-cell>
              <table:table-cell office:value-type="float" office:value="55200000000">
                <text:p>55200000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907.875">
                <text:p>36907.875</text:p>
              </table:table-cell>
              <table:table-cell office:value-type="float" office:value="54600000000">
                <text:p>54600000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908.375">
                <text:p>36908.375</text:p>
              </table:table-cell>
              <table:table-cell office:value-type="float" office:value="53800000000">
                <text:p>5380000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908.625">
                <text:p>36908.625</text:p>
              </table:table-cell>
              <table:table-cell office:value-type="float" office:value="50200000000">
                <text:p>50200000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909.2916666667">
                <text:p>36909.2916666667</text:p>
              </table:table-cell>
              <table:table-cell office:value-type="float" office:value="49600000000">
                <text:p>49600000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909.4166666667">
                <text:p>36909.4166666667</text:p>
              </table:table-cell>
              <table:table-cell office:value-type="float" office:value="49400000000">
                <text:p>49400000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910.2083333333">
                <text:p>36910.2083333333</text:p>
              </table:table-cell>
              <table:table-cell office:value-type="float" office:value="49000000000">
                <text:p>49000000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910.9166666667">
                <text:p>36910.9166666667</text:p>
              </table:table-cell>
              <table:table-cell office:value-type="float" office:value="47900000000">
                <text:p>47900000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911.0833333333">
                <text:p>36911.0833333333</text:p>
              </table:table-cell>
              <table:table-cell office:value-type="float" office:value="47200000000">
                <text:p>47200000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911.25">
                <text:p>36911.25</text:p>
              </table:table-cell>
              <table:table-cell office:value-type="float" office:value="46900000000">
                <text:p>4690000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912.3333333333">
                <text:p>36912.3333333333</text:p>
              </table:table-cell>
              <table:table-cell office:value-type="float" office:value="44900000000">
                <text:p>44900000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912.5416666667">
                <text:p>36912.5416666667</text:p>
              </table:table-cell>
              <table:table-cell office:value-type="float" office:value="41200000000">
                <text:p>41200000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913.375">
                <text:p>36913.375</text:p>
              </table:table-cell>
              <table:table-cell office:value-type="float" office:value="41100000000">
                <text:p>41100000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914.75">
                <text:p>36914.75</text:p>
              </table:table-cell>
              <table:table-cell office:value-type="float" office:value="40500000000">
                <text:p>40500000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914.9583333333">
                <text:p>36914.9583333333</text:p>
              </table:table-cell>
              <table:table-cell office:value-type="float" office:value="39900000000">
                <text:p>3990000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915.2083333333">
                <text:p>36915.2083333333</text:p>
              </table:table-cell>
              <table:table-cell office:value-type="float" office:value="37200000000">
                <text:p>3720000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915.5833333333">
                <text:p>36915.5833333333</text:p>
              </table:table-cell>
              <table:table-cell office:value-type="float" office:value="34300000000">
                <text:p>34300000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915.7916666667">
                <text:p>36915.7916666667</text:p>
              </table:table-cell>
              <table:table-cell office:value-type="float" office:value="33400000000">
                <text:p>3340000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915.875">
                <text:p>36915.875</text:p>
              </table:table-cell>
              <table:table-cell office:value-type="float" office:value="32500000000">
                <text:p>3250000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916.0833333333">
                <text:p>36916.0833333333</text:p>
              </table:table-cell>
              <table:table-cell office:value-type="float" office:value="30100000000">
                <text:p>3010000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916.25">
                <text:p>36916.25</text:p>
              </table:table-cell>
              <table:table-cell office:value-type="float" office:value="29200000000">
                <text:p>2920000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916.5833333333">
                <text:p>36916.5833333333</text:p>
              </table:table-cell>
              <table:table-cell office:value-type="float" office:value="27500000000">
                <text:p>2750000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917.1666666667">
                <text:p>36917.1666666667</text:p>
              </table:table-cell>
              <table:table-cell office:value-type="float" office:value="27300000000">
                <text:p>2730000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917.3333333333">
                <text:p>36917.3333333333</text:p>
              </table:table-cell>
              <table:table-cell office:value-type="float" office:value="26900000000">
                <text:p>2690000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917.8333333333">
                <text:p>36917.8333333333</text:p>
              </table:table-cell>
              <table:table-cell office:value-type="float" office:value="25500000000">
                <text:p>25500000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917.9166666667">
                <text:p>36917.9166666667</text:p>
              </table:table-cell>
              <table:table-cell office:value-type="float" office:value="25000000000">
                <text:p>25000000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918.5">
                <text:p>36918.5</text:p>
              </table:table-cell>
              <table:table-cell office:value-type="float" office:value="20500000000">
                <text:p>20500000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918.5416666667">
                <text:p>36918.5416666667</text:p>
              </table:table-cell>
              <table:table-cell office:value-type="float" office:value="19200000000">
                <text:p>19200000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918.7083333333">
                <text:p>36918.7083333333</text:p>
              </table:table-cell>
              <table:table-cell office:value-type="float" office:value="18900000000">
                <text:p>18900000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918.9583333333">
                <text:p>36918.9583333333</text:p>
              </table:table-cell>
              <table:table-cell office:value-type="float" office:value="18700000000">
                <text:p>18700000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919.2916666667">
                <text:p>36919.2916666667</text:p>
              </table:table-cell>
              <table:table-cell office:value-type="float" office:value="18300000000">
                <text:p>18300000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920.0416666667">
                <text:p>36920.0416666667</text:p>
              </table:table-cell>
              <table:table-cell office:value-type="float" office:value="17500000000">
                <text:p>17500000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920.5416666667">
                <text:p>36920.5416666667</text:p>
              </table:table-cell>
              <table:table-cell office:value-type="float" office:value="12400000000">
                <text:p>12400000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921.25">
                <text:p>36921.25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922.75">
                <text:p>36922.75</text:p>
              </table:table-cell>
              <table:table-cell office:value-type="float" office:value="9200000000">
                <text:p>9200000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922.9583333333">
                <text:p>36922.9583333333</text:p>
              </table:table-cell>
              <table:table-cell office:value-type="float" office:value="3500000000">
                <text:p>3500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